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0Gy">
      <style:table-properties table:display="true" style:writing-mode="lr-tb"/>
    </style:style>
    <style:style style:name="ta2" style:family="table" style:master-page-name="PageStyle_5f_6Gy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G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1"/>
        <table:table-row table:style-name="ro1">
          <table:table-cell table:style-name="ce1"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7" table:number-rows-spanned="1">
            <text:p>Volume (micrometers^3) measured on days after seeding</text:p>
          </table:table-cell>
          <table:covered-table-cell table:number-columns-repeated="6" table:style-name="ce4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Ratio (C:R)</text:p>
          </table:table-cell>
          <table:table-cell office:value-type="string" calcext:value-type="string">
            <text:p>Samp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Default"/>
          <table:table-cell table:style-name="ce6"/>
          <table:table-cell table:style-name="ce9" table:number-columns-repeated="3"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office:value-type="float" office:value="0.060933" calcext:value-type="float">
            <text:p>0.060933</text:p>
          </table:table-cell>
          <table:table-cell office:value-type="float" office:value="0.047023" calcext:value-type="float">
            <text:p>0.047023</text:p>
          </table:table-cell>
          <table:table-cell office:value-type="float" office:value="0.104649" calcext:value-type="float">
            <text:p>0.104649</text:p>
          </table:table-cell>
          <table:table-cell office:value-type="float" office:value="0.219828" calcext:value-type="float">
            <text:p>0.219828</text:p>
          </table:table-cell>
          <table:table-cell office:value-type="float" office:value="0.232306" calcext:value-type="float">
            <text:p>0.232306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70308" calcext:value-type="float">
            <text:p>0.070308</text:p>
          </table:table-cell>
          <table:table-cell office:value-type="float" office:value="0.076364" calcext:value-type="float">
            <text:p>0.076364</text:p>
          </table:table-cell>
          <table:table-cell office:value-type="float" office:value="0.120111" calcext:value-type="float">
            <text:p>0.120111</text:p>
          </table:table-cell>
          <table:table-cell office:value-type="float" office:value="0.294664" calcext:value-type="float">
            <text:p>0.294664</text:p>
          </table:table-cell>
          <table:table-cell office:value-type="float" office:value="0.391218" calcext:value-type="float">
            <text:p>0.391218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62249" calcext:value-type="float">
            <text:p>0.062249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15447" calcext:value-type="float">
            <text:p>0.15447</text:p>
          </table:table-cell>
          <table:table-cell office:value-type="float" office:value="0.194501" calcext:value-type="float">
            <text:p>0.194501</text:p>
          </table:table-cell>
          <table:table-cell office:value-type="float" office:value="0.44801" calcext:value-type="float">
            <text:p>0.4480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57854" calcext:value-type="float">
            <text:p>0.057854</text:p>
          </table:table-cell>
          <table:table-cell office:value-type="float" office:value="0.056722" calcext:value-type="float">
            <text:p>0.056722</text:p>
          </table:table-cell>
          <table:table-cell office:value-type="float" office:value="0.119676" calcext:value-type="float">
            <text:p>0.119676</text:p>
          </table:table-cell>
          <table:table-cell office:value-type="float" office:value="0.214852" calcext:value-type="float">
            <text:p>0.214852</text:p>
          </table:table-cell>
          <table:table-cell office:value-type="float" office:value="0.382341" calcext:value-type="float">
            <text:p>0.38234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69844" calcext:value-type="float">
            <text:p>0.069844</text:p>
          </table:table-cell>
          <table:table-cell office:value-type="float" office:value="0.061205" calcext:value-type="float">
            <text:p>0.061205</text:p>
          </table:table-cell>
          <table:table-cell office:value-type="float" office:value="0.095934" calcext:value-type="float">
            <text:p>0.095934</text:p>
          </table:table-cell>
          <table:table-cell office:value-type="float" office:value="0.270193" calcext:value-type="float">
            <text:p>0.270193</text:p>
          </table:table-cell>
          <table:table-cell office:value-type="float" office:value="0.290321" calcext:value-type="float">
            <text:p>0.29032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64512" calcext:value-type="float">
            <text:p>0.064512</text:p>
          </table:table-cell>
          <table:table-cell office:value-type="float" office:value="0.053256" calcext:value-type="float">
            <text:p>0.053256</text:p>
          </table:table-cell>
          <table:table-cell office:value-type="float" office:value="0.110925" calcext:value-type="float">
            <text:p>0.110925</text:p>
          </table:table-cell>
          <table:table-cell office:value-type="float" office:value="0.129031" calcext:value-type="float">
            <text:p>0.129031</text:p>
          </table:table-cell>
          <table:table-cell office:value-type="float" office:value="0.174251" calcext:value-type="float">
            <text:p>0.17425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60312" calcext:value-type="float">
            <text:p>0.060312</text:p>
          </table:table-cell>
          <table:table-cell office:value-type="float" office:value="0.06135" calcext:value-type="float">
            <text:p>0.06135</text:p>
          </table:table-cell>
          <table:table-cell office:value-type="float" office:value="0.075321" calcext:value-type="float">
            <text:p>0.075321</text:p>
          </table:table-cell>
          <table:table-cell office:value-type="float" office:value="0.092252" calcext:value-type="float">
            <text:p>0.092252</text:p>
          </table:table-cell>
          <table:table-cell office:value-type="float" office:value="0.160105" calcext:value-type="float">
            <text:p>0.160105</text:p>
          </table:table-cell>
          <table:table-cell office:value-type="float" office:value="0.285113" calcext:value-type="float">
            <text:p>0.285113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53236" calcext:value-type="float">
            <text:p>0.053236</text:p>
          </table:table-cell>
          <table:table-cell office:value-type="float" office:value="0.066207" calcext:value-type="float">
            <text:p>0.066207</text:p>
          </table:table-cell>
          <table:table-cell office:value-type="float" office:value="0.072922" calcext:value-type="float">
            <text:p>0.072922</text:p>
          </table:table-cell>
          <table:table-cell office:value-type="float" office:value="0.10269" calcext:value-type="float">
            <text:p>0.10269</text:p>
          </table:table-cell>
          <table:table-cell office:value-type="float" office:value="0.265044" calcext:value-type="float">
            <text:p>0.265044</text:p>
          </table:table-cell>
          <table:table-cell office:value-type="float" office:value="0.316397" calcext:value-type="float">
            <text:p>0.316397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54421" calcext:value-type="float">
            <text:p>0.054421</text:p>
          </table:table-cell>
          <table:table-cell office:value-type="float" office:value="0.064712" calcext:value-type="float">
            <text:p>0.064712</text:p>
          </table:table-cell>
          <table:table-cell office:value-type="float" office:value="0.068157" calcext:value-type="float">
            <text:p>0.068157</text:p>
          </table:table-cell>
          <table:table-cell office:value-type="float" office:value="0.101684" calcext:value-type="float">
            <text:p>0.101684</text:p>
          </table:table-cell>
          <table:table-cell office:value-type="float" office:value="0.216447" calcext:value-type="float">
            <text:p>0.216447</text:p>
          </table:table-cell>
          <table:table-cell office:value-type="float" office:value="0.283764" calcext:value-type="float">
            <text:p>0.283764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81596" calcext:value-type="float">
            <text:p>0.081596</text:p>
          </table:table-cell>
          <table:table-cell office:value-type="float" office:value="0.096918" calcext:value-type="float">
            <text:p>0.096918</text:p>
          </table:table-cell>
          <table:table-cell office:value-type="float" office:value="0.096272" calcext:value-type="float">
            <text:p>0.096272</text:p>
          </table:table-cell>
          <table:table-cell office:value-type="float" office:value="0.11599" calcext:value-type="float">
            <text:p>0.11599</text:p>
          </table:table-cell>
          <table:table-cell office:value-type="float" office:value="0.167384" calcext:value-type="float">
            <text:p>0.167384</text:p>
          </table:table-cell>
          <table:table-cell office:value-type="float" office:value="0.277771" calcext:value-type="float">
            <text:p>0.277771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0.078938" calcext:value-type="float">
            <text:p>0.078938</text:p>
          </table:table-cell>
          <table:table-cell office:value-type="float" office:value="0.101035" calcext:value-type="float">
            <text:p>0.101035</text:p>
          </table:table-cell>
          <table:table-cell office:value-type="float" office:value="0.094249" calcext:value-type="float">
            <text:p>0.094249</text:p>
          </table:table-cell>
          <table:table-cell office:value-type="float" office:value="0.089845" calcext:value-type="float">
            <text:p>0.089845</text:p>
          </table:table-cell>
          <table:table-cell office:value-type="float" office:value="0.227122" calcext:value-type="float">
            <text:p>0.227122</text:p>
          </table:table-cell>
          <table:table-cell office:value-type="float" office:value="0.311706" calcext:value-type="float">
            <text:p>0.311706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0.049812" calcext:value-type="float">
            <text:p>0.049812</text:p>
          </table:table-cell>
          <table:table-cell office:value-type="float" office:value="0.060017" calcext:value-type="float">
            <text:p>0.060017</text:p>
          </table:table-cell>
          <table:table-cell office:value-type="float" office:value="0.072454" calcext:value-type="float">
            <text:p>0.072454</text:p>
          </table:table-cell>
          <table:table-cell office:value-type="float" office:value="0.095751" calcext:value-type="float">
            <text:p>0.095751</text:p>
          </table:table-cell>
          <table:table-cell office:value-type="float" office:value="0.144976" calcext:value-type="float">
            <text:p>0.144976</text:p>
          </table:table-cell>
          <table:table-cell office:value-type="float" office:value="0.211045" calcext:value-type="float">
            <text:p>0.211045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2">
          <table:table-cell table:style-name="ce1"/>
          <table:table-cell office:value-type="string" calcext:value-type="string">
            <text:p>Mean</text:p>
          </table:table-cell>
          <table:table-cell table:formula="of:=AVERAGE([.C4:.C15])" office:value-type="float" office:value="0.0636679166666667" calcext:value-type="float">
            <text:p>0.0636679167</text:p>
          </table:table-cell>
          <table:table-cell table:formula="of:=AVERAGE([.D4:.D15])" office:value-type="float" office:value="0.0661274166666667" calcext:value-type="float">
            <text:p>0.0661274167</text:p>
          </table:table-cell>
          <table:table-cell table:formula="of:=AVERAGE([.E4:.E15])" office:value-type="float" office:value="0.0987616666666667" calcext:value-type="float">
            <text:p>0.0987616667</text:p>
          </table:table-cell>
          <table:table-cell table:formula="of:=AVERAGE([.F4:.F15])" office:value-type="float" office:value="0.16010675" calcext:value-type="float">
            <text:p>0.16010675</text:p>
          </table:table-cell>
          <table:table-cell table:formula="of:=AVERAGE([.G4:.G15])" office:value-type="float" office:value="0.25829375" calcext:value-type="float">
            <text:p>0.25829375</text:p>
          </table:table-cell>
          <table:table-cell table:formula="of:=AVERAGE([.H4:.H15])" office:value-type="float" office:value="0.280966" calcext:value-type="float">
            <text:p>0.280966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2">
          <table:table-cell table:style-name="ce1"/>
          <table:table-cell office:value-type="string" calcext:value-type="string">
            <text:p>Standard deviation</text:p>
          </table:table-cell>
          <table:table-cell table:formula="of:=STDEV([.C4:.C16])" office:value-type="float" office:value="0.00947985795830941" calcext:value-type="float">
            <text:p>0.009479858</text:p>
          </table:table-cell>
          <table:table-cell table:formula="of:=STDEV([.D4:.D16])" office:value-type="float" office:value="0.0165325940213987" calcext:value-type="float">
            <text:p>0.016532594</text:p>
          </table:table-cell>
          <table:table-cell table:formula="of:=STDEV([.E4:.E16])" office:value-type="float" office:value="0.0242550331901557" calcext:value-type="float">
            <text:p>0.0242550332</text:p>
          </table:table-cell>
          <table:table-cell table:formula="of:=STDEV([.F4:.F16])" office:value-type="float" office:value="0.071458498698108" calcext:value-type="float">
            <text:p>0.0714584987</text:p>
          </table:table-cell>
          <table:table-cell table:formula="of:=STDEV([.G4:.G16])" office:value-type="float" office:value="0.0963189336701469" calcext:value-type="float">
            <text:p>0.0963189337</text:p>
          </table:table-cell>
          <table:table-cell table:formula="of:=STDEV([.H4:.H16])" office:value-type="float" office:value="0.0344588741352161" calcext:value-type="float">
            <text:p>0.0344588741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2" office:value-type="string" calcext:value-type="string">
            <text:p>3: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58141" calcext:value-type="float">
            <text:p>0.058141</text:p>
          </table:table-cell>
          <table:table-cell table:style-name="ce5" office:value-type="float" office:value="0.080419" calcext:value-type="float">
            <text:p>0.080419</text:p>
          </table:table-cell>
          <table:table-cell table:style-name="ce5" office:value-type="float" office:value="0.116294" calcext:value-type="float">
            <text:p>0.116294</text:p>
          </table:table-cell>
          <table:table-cell table:style-name="ce5" office:value-type="float" office:value="0.318555" calcext:value-type="float">
            <text:p>0.318555</text:p>
          </table:table-cell>
          <table:table-cell table:style-name="ce5" office:value-type="float" office:value="0.386963" calcext:value-type="float">
            <text:p>0.386963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65956" calcext:value-type="float">
            <text:p>0.065956</text:p>
          </table:table-cell>
          <table:table-cell table:style-name="ce5" office:value-type="float" office:value="0.066373" calcext:value-type="float">
            <text:p>0.066373</text:p>
          </table:table-cell>
          <table:table-cell table:style-name="ce5" office:value-type="float" office:value="0.112372" calcext:value-type="float">
            <text:p>0.112372</text:p>
          </table:table-cell>
          <table:table-cell table:style-name="ce5" office:value-type="float" office:value="0.337959" calcext:value-type="float">
            <text:p>0.337959</text:p>
          </table:table-cell>
          <table:table-cell table:style-name="ce5" office:value-type="float" office:value="0.50307" calcext:value-type="float">
            <text:p>0.50307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59801" calcext:value-type="float">
            <text:p>0.059801</text:p>
          </table:table-cell>
          <table:table-cell table:style-name="ce5" office:value-type="float" office:value="0.089212" calcext:value-type="float">
            <text:p>0.089212</text:p>
          </table:table-cell>
          <table:table-cell table:style-name="ce5" office:value-type="float" office:value="0.098863" calcext:value-type="float">
            <text:p>0.098863</text:p>
          </table:table-cell>
          <table:table-cell table:style-name="ce5" office:value-type="float" office:value="0.351477" calcext:value-type="float">
            <text:p>0.351477</text:p>
          </table:table-cell>
          <table:table-cell table:style-name="ce5" office:value-type="float" office:value="0.475158" calcext:value-type="float">
            <text:p>0.475158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62745" calcext:value-type="float">
            <text:p>0.062745</text:p>
          </table:table-cell>
          <table:table-cell table:style-name="ce5" office:value-type="string" calcext:value-type="string">
            <text:p>V_posterior_predictive_1_array</text:p>
          </table:table-cell>
          <table:table-cell table:style-name="ce5" office:value-type="float" office:value="0.158871" calcext:value-type="float">
            <text:p>0.158871</text:p>
          </table:table-cell>
          <table:table-cell table:style-name="ce5" office:value-type="float" office:value="0.410892" calcext:value-type="float">
            <text:p>0.410892</text:p>
          </table:table-cell>
          <table:table-cell table:style-name="ce5" office:value-type="float" office:value="0.518282" calcext:value-type="float">
            <text:p>0.518282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66667" calcext:value-type="float">
            <text:p>0.066667</text:p>
          </table:table-cell>
          <table:table-cell table:style-name="ce5" office:value-type="float" office:value="0.094989" calcext:value-type="float">
            <text:p>0.094989</text:p>
          </table:table-cell>
          <table:table-cell table:style-name="ce5" office:value-type="float" office:value="0.172617" calcext:value-type="float">
            <text:p>0.172617</text:p>
          </table:table-cell>
          <table:table-cell table:style-name="ce5" office:value-type="float" office:value="0.295289" calcext:value-type="float">
            <text:p>0.295289</text:p>
          </table:table-cell>
          <table:table-cell table:style-name="ce5" office:value-type="float" office:value="0.432995" calcext:value-type="float">
            <text:p>0.432995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67739" calcext:value-type="float">
            <text:p>0.067739</text:p>
          </table:table-cell>
          <table:table-cell table:style-name="ce5" office:value-type="float" office:value="0.09048" calcext:value-type="float">
            <text:p>0.09048</text:p>
          </table:table-cell>
          <table:table-cell table:style-name="ce5" office:value-type="float" office:value="0.121087" calcext:value-type="float">
            <text:p>0.121087</text:p>
          </table:table-cell>
          <table:table-cell table:style-name="ce5" office:value-type="float" office:value="0.301824" calcext:value-type="float">
            <text:p>0.301824</text:p>
          </table:table-cell>
          <table:table-cell table:style-name="ce5" office:value-type="float" office:value="0.476522" calcext:value-type="float">
            <text:p>0.476522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6" office:value-type="float" office:value="0.050131" calcext:value-type="float">
            <text:p>0.050131</text:p>
          </table:table-cell>
          <table:table-cell table:style-name="ce6" office:value-type="float" office:value="0.069191" calcext:value-type="float">
            <text:p>0.069191</text:p>
          </table:table-cell>
          <table:table-cell table:style-name="ce6" office:value-type="float" office:value="0.089572" calcext:value-type="float">
            <text:p>0.089572</text:p>
          </table:table-cell>
          <table:table-cell table:style-name="ce6" office:value-type="float" office:value="0.157278" calcext:value-type="float">
            <text:p>0.157278</text:p>
          </table:table-cell>
          <table:table-cell table:style-name="ce6" office:value-type="float" office:value="0.316489" calcext:value-type="float">
            <text:p>0.316489</text:p>
          </table:table-cell>
          <table:table-cell table:style-name="ce6" office:value-type="float" office:value="0.383558" calcext:value-type="float">
            <text:p>0.383558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6" office:value-type="float" office:value="0.052754" calcext:value-type="float">
            <text:p>0.052754</text:p>
          </table:table-cell>
          <table:table-cell table:style-name="ce6" office:value-type="float" office:value="0.092506" calcext:value-type="float">
            <text:p>0.092506</text:p>
          </table:table-cell>
          <table:table-cell table:style-name="ce6" office:value-type="float" office:value="0.110957" calcext:value-type="float">
            <text:p>0.110957</text:p>
          </table:table-cell>
          <table:table-cell table:style-name="ce6" office:value-type="float" office:value="0.213044" calcext:value-type="float">
            <text:p>0.213044</text:p>
          </table:table-cell>
          <table:table-cell table:style-name="ce6" office:value-type="float" office:value="0.374319" calcext:value-type="float">
            <text:p>0.374319</text:p>
          </table:table-cell>
          <table:table-cell table:style-name="ce6" office:value-type="float" office:value="0.421937" calcext:value-type="float">
            <text:p>0.421937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6" office:value-type="float" office:value="0.060544" calcext:value-type="float">
            <text:p>0.060544</text:p>
          </table:table-cell>
          <table:table-cell table:style-name="ce6" office:value-type="float" office:value="0.076409" calcext:value-type="float">
            <text:p>0.076409</text:p>
          </table:table-cell>
          <table:table-cell table:style-name="ce6" office:value-type="float" office:value="0.088019" calcext:value-type="float">
            <text:p>0.088019</text:p>
          </table:table-cell>
          <table:table-cell table:style-name="ce6" office:value-type="float" office:value="0.145761" calcext:value-type="float">
            <text:p>0.145761</text:p>
          </table:table-cell>
          <table:table-cell table:style-name="ce6" office:value-type="float" office:value="0.254066" calcext:value-type="float">
            <text:p>0.254066</text:p>
          </table:table-cell>
          <table:table-cell table:style-name="ce6" office:value-type="float" office:value="0.381616" calcext:value-type="float">
            <text:p>0.381616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6" office:value-type="float" office:value="0.050497" calcext:value-type="float">
            <text:p>0.050497</text:p>
          </table:table-cell>
          <table:table-cell table:style-name="ce6" office:value-type="float" office:value="0.067771" calcext:value-type="float">
            <text:p>0.067771</text:p>
          </table:table-cell>
          <table:table-cell table:style-name="ce6" office:value-type="float" office:value="0.091349" calcext:value-type="float">
            <text:p>0.091349</text:p>
          </table:table-cell>
          <table:table-cell table:style-name="ce6" office:value-type="float" office:value="0.172718" calcext:value-type="float">
            <text:p>0.172718</text:p>
          </table:table-cell>
          <table:table-cell table:style-name="ce6" office:value-type="float" office:value="0.344515" calcext:value-type="float">
            <text:p>0.344515</text:p>
          </table:table-cell>
          <table:table-cell table:style-name="ce6" office:value-type="float" office:value="0.395382" calcext:value-type="float">
            <text:p>0.395382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6" office:value-type="float" office:value="0.048402" calcext:value-type="float">
            <text:p>0.048402</text:p>
          </table:table-cell>
          <table:table-cell table:style-name="ce6" office:value-type="float" office:value="0.068769" calcext:value-type="float">
            <text:p>0.068769</text:p>
          </table:table-cell>
          <table:table-cell table:style-name="ce6" office:value-type="float" office:value="0.093213" calcext:value-type="float">
            <text:p>0.093213</text:p>
          </table:table-cell>
          <table:table-cell table:style-name="ce6" office:value-type="float" office:value="0.179406" calcext:value-type="float">
            <text:p>0.179406</text:p>
          </table:table-cell>
          <table:table-cell table:style-name="ce6" office:value-type="float" office:value="0.440193" calcext:value-type="float">
            <text:p>0.440193</text:p>
          </table:table-cell>
          <table:table-cell table:style-name="ce6" office:value-type="float" office:value="0.419553" calcext:value-type="float">
            <text:p>0.419553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6" office:value-type="float" office:value="0.04586" calcext:value-type="float">
            <text:p>0.04586</text:p>
          </table:table-cell>
          <table:table-cell table:style-name="ce6" office:value-type="float" office:value="0.076385" calcext:value-type="float">
            <text:p>0.076385</text:p>
          </table:table-cell>
          <table:table-cell table:style-name="ce6" office:value-type="float" office:value="0.122875" calcext:value-type="float">
            <text:p>0.122875</text:p>
          </table:table-cell>
          <table:table-cell table:style-name="ce6" office:value-type="float" office:value="0.208852" calcext:value-type="float">
            <text:p>0.208852</text:p>
          </table:table-cell>
          <table:table-cell table:style-name="ce6" office:value-type="float" office:value="0.442449" calcext:value-type="float">
            <text:p>0.442449</text:p>
          </table:table-cell>
          <table:table-cell table:style-name="ce6" office:value-type="float" office:value="0.46943" calcext:value-type="float">
            <text:p>0.46943</text:p>
          </table:table-cell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2">
          <table:table-cell table:style-name="ce1"/>
          <table:table-cell office:value-type="string" calcext:value-type="string">
            <text:p>Mean</text:p>
          </table:table-cell>
          <table:table-cell table:formula="of:=AVERAGE([.C19:.C30])" office:value-type="float" office:value="0.0574364166666667" calcext:value-type="float">
            <text:p>0.0574364167</text:p>
          </table:table-cell>
          <table:table-cell table:formula="of:=AVERAGE([.D19:.D30])" office:value-type="float" office:value="0.0793185454545454" calcext:value-type="float">
            <text:p>0.0793185455</text:p>
          </table:table-cell>
          <table:table-cell table:formula="of:=AVERAGE([.E19:.E30])" office:value-type="float" office:value="0.114674083333333" calcext:value-type="float">
            <text:p>0.1146740833</text:p>
          </table:table-cell>
          <table:table-cell table:formula="of:=AVERAGE([.F19:.F30])" office:value-type="float" office:value="0.257754583333333" calcext:value-type="float">
            <text:p>0.2577545833</text:p>
          </table:table-cell>
          <table:table-cell table:formula="of:=AVERAGE([.G19:.G30])" office:value-type="float" office:value="0.41375175" calcext:value-type="float">
            <text:p>0.41375175</text:p>
          </table:table-cell>
          <table:table-cell table:formula="of:=AVERAGE([.H19:.H30])" office:value-type="float" office:value="0.411912666666667" calcext:value-type="float">
            <text:p>0.4119126667</text:p>
          </table:table-cell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2">
          <table:table-cell table:style-name="ce1"/>
          <table:table-cell office:value-type="string" calcext:value-type="string">
            <text:p>Standard deviation</text:p>
          </table:table-cell>
          <table:table-cell table:formula="of:=STDEV([.C19:.C31])" office:value-type="float" office:value="0.00734245511231692" calcext:value-type="float">
            <text:p>0.0073424551</text:p>
          </table:table-cell>
          <table:table-cell table:formula="of:=STDEV([.D19:.D31])" office:value-type="float" office:value="0.0103353136765842" calcext:value-type="float">
            <text:p>0.0103353137</text:p>
          </table:table-cell>
          <table:table-cell table:formula="of:=STDEV([.E19:.E31])" office:value-type="float" office:value="0.0258780892148111" calcext:value-type="float">
            <text:p>0.0258780892</text:p>
          </table:table-cell>
          <table:table-cell table:formula="of:=STDEV([.F19:.F31])" office:value-type="float" office:value="0.0847120963661215" calcext:value-type="float">
            <text:p>0.0847120964</text:p>
          </table:table-cell>
          <table:table-cell table:formula="of:=STDEV([.G19:.G31])" office:value-type="float" office:value="0.0766670382466992" calcext:value-type="float">
            <text:p>0.0766670382</text:p>
          </table:table-cell>
          <table:table-cell table:formula="of:=STDEV([.H19:.H31])" office:value-type="float" office:value="0.0301724036699469" calcext:value-type="float">
            <text:p>0.0301724037</text:p>
          </table:table-cell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7" table:number-columns-repeated="5"/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6394" calcext:value-type="float">
            <text:p>0.06394</text:p>
          </table:table-cell>
          <table:table-cell table:style-name="ce5" office:value-type="float" office:value="0.054181" calcext:value-type="float">
            <text:p>0.054181</text:p>
          </table:table-cell>
          <table:table-cell table:style-name="ce5" office:value-type="float" office:value="0.142851" calcext:value-type="float">
            <text:p>0.142851</text:p>
          </table:table-cell>
          <table:table-cell table:style-name="ce5" office:value-type="float" office:value="0.394576" calcext:value-type="float">
            <text:p>0.394576</text:p>
          </table:table-cell>
          <table:table-cell table:style-name="ce5" office:value-type="float" office:value="0.596381" calcext:value-type="float">
            <text:p>0.59638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68349" calcext:value-type="float">
            <text:p>0.068349</text:p>
          </table:table-cell>
          <table:table-cell table:style-name="ce5" office:value-type="float" office:value="0.076061" calcext:value-type="float">
            <text:p>0.076061</text:p>
          </table:table-cell>
          <table:table-cell table:style-name="ce5" office:value-type="float" office:value="0.105252" calcext:value-type="float">
            <text:p>0.105252</text:p>
          </table:table-cell>
          <table:table-cell table:style-name="ce5" office:value-type="float" office:value="0.267874" calcext:value-type="float">
            <text:p>0.267874</text:p>
          </table:table-cell>
          <table:table-cell table:style-name="ce5" office:value-type="float" office:value="0.550719" calcext:value-type="float">
            <text:p>0.550719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65666" calcext:value-type="float">
            <text:p>0.065666</text:p>
          </table:table-cell>
          <table:table-cell table:style-name="ce5" office:value-type="float" office:value="0.080256" calcext:value-type="float">
            <text:p>0.080256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397805" calcext:value-type="float">
            <text:p>0.397805</text:p>
          </table:table-cell>
          <table:table-cell table:style-name="ce5" office:value-type="float" office:value="0.523258" calcext:value-type="float">
            <text:p>0.523258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63562" calcext:value-type="float">
            <text:p>0.063562</text:p>
          </table:table-cell>
          <table:table-cell table:style-name="ce5" office:value-type="float" office:value="0.081528" calcext:value-type="float">
            <text:p>0.081528</text:p>
          </table:table-cell>
          <table:table-cell table:style-name="ce5" office:value-type="float" office:value="0.134144" calcext:value-type="float">
            <text:p>0.134144</text:p>
          </table:table-cell>
          <table:table-cell table:style-name="ce5" office:value-type="float" office:value="0.26888" calcext:value-type="float">
            <text:p>0.26888</text:p>
          </table:table-cell>
          <table:table-cell table:style-name="ce5" office:value-type="float" office:value="0.709476" calcext:value-type="float">
            <text:p>0.709476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62547" calcext:value-type="float">
            <text:p>0.062547</text:p>
          </table:table-cell>
          <table:table-cell table:style-name="ce5" office:value-type="float" office:value="0.080507" calcext:value-type="float">
            <text:p>0.080507</text:p>
          </table:table-cell>
          <table:table-cell table:style-name="ce5" office:value-type="float" office:value="0.128617" calcext:value-type="float">
            <text:p>0.128617</text:p>
          </table:table-cell>
          <table:table-cell table:style-name="ce5" office:value-type="float" office:value="0.291829" calcext:value-type="float">
            <text:p>0.291829</text:p>
          </table:table-cell>
          <table:table-cell table:style-name="ce5" office:value-type="float" office:value="0.56912" calcext:value-type="float">
            <text:p>0.56912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49284" calcext:value-type="float">
            <text:p>0.049284</text:p>
          </table:table-cell>
          <table:table-cell table:style-name="ce5" office:value-type="float" office:value="0.075804" calcext:value-type="float">
            <text:p>0.075804</text:p>
          </table:table-cell>
          <table:table-cell table:style-name="ce5" office:value-type="float" office:value="0.108722" calcext:value-type="float">
            <text:p>0.108722</text:p>
          </table:table-cell>
          <table:table-cell table:style-name="ce5" office:value-type="float" office:value="0.217565" calcext:value-type="float">
            <text:p>0.217565</text:p>
          </table:table-cell>
          <table:table-cell table:style-name="ce5" office:value-type="float" office:value="0.306199" calcext:value-type="float">
            <text:p>0.306199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6" office:value-type="float" office:value="0.051367" calcext:value-type="float">
            <text:p>0.051367</text:p>
          </table:table-cell>
          <table:table-cell table:style-name="ce6" office:value-type="float" office:value="0.070353" calcext:value-type="float">
            <text:p>0.070353</text:p>
          </table:table-cell>
          <table:table-cell table:style-name="ce6" office:value-type="float" office:value="0.104501" calcext:value-type="float">
            <text:p>0.104501</text:p>
          </table:table-cell>
          <table:table-cell table:style-name="ce6" office:value-type="float" office:value="0.232971" calcext:value-type="float">
            <text:p>0.232971</text:p>
          </table:table-cell>
          <table:table-cell table:style-name="ce6" office:value-type="float" office:value="0.467367" calcext:value-type="float">
            <text:p>0.467367</text:p>
          </table:table-cell>
          <table:table-cell table:style-name="ce6" office:value-type="float" office:value="0.544233" calcext:value-type="float">
            <text:p>0.544233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6" office:value-type="float" office:value="0.057524" calcext:value-type="float">
            <text:p>0.057524</text:p>
          </table:table-cell>
          <table:table-cell table:style-name="ce6" office:value-type="float" office:value="0.080566" calcext:value-type="float">
            <text:p>0.080566</text:p>
          </table:table-cell>
          <table:table-cell table:style-name="ce6" office:value-type="float" office:value="0.116575" calcext:value-type="float">
            <text:p>0.116575</text:p>
          </table:table-cell>
          <table:table-cell table:style-name="ce6" office:value-type="float" office:value="0.264093" calcext:value-type="float">
            <text:p>0.264093</text:p>
          </table:table-cell>
          <table:table-cell table:style-name="ce6" office:value-type="float" office:value="0.514752" calcext:value-type="float">
            <text:p>0.514752</text:p>
          </table:table-cell>
          <table:table-cell table:style-name="ce6" office:value-type="float" office:value="0.524345" calcext:value-type="float">
            <text:p>0.52434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6" office:value-type="float" office:value="0.054813" calcext:value-type="float">
            <text:p>0.054813</text:p>
          </table:table-cell>
          <table:table-cell table:style-name="ce6" office:value-type="float" office:value="0.083905" calcext:value-type="float">
            <text:p>0.083905</text:p>
          </table:table-cell>
          <table:table-cell table:style-name="ce6" office:value-type="float" office:value="0.110302" calcext:value-type="float">
            <text:p>0.110302</text:p>
          </table:table-cell>
          <table:table-cell table:style-name="ce6" office:value-type="float" office:value="0.277112" calcext:value-type="float">
            <text:p>0.277112</text:p>
          </table:table-cell>
          <table:table-cell table:style-name="ce6" office:value-type="float" office:value="0.515671" calcext:value-type="float">
            <text:p>0.515671</text:p>
          </table:table-cell>
          <table:table-cell table:style-name="ce6" office:value-type="float" office:value="0.621719" calcext:value-type="float">
            <text:p>0.621719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6" office:value-type="float" office:value="0.058351" calcext:value-type="float">
            <text:p>0.058351</text:p>
          </table:table-cell>
          <table:table-cell table:style-name="ce6" office:value-type="float" office:value="0.089737" calcext:value-type="float">
            <text:p>0.089737</text:p>
          </table:table-cell>
          <table:table-cell table:style-name="ce6" office:value-type="float" office:value="0.12199" calcext:value-type="float">
            <text:p>0.12199</text:p>
          </table:table-cell>
          <table:table-cell table:style-name="ce6" office:value-type="float" office:value="0.230909" calcext:value-type="float">
            <text:p>0.230909</text:p>
          </table:table-cell>
          <table:table-cell table:style-name="ce6" office:value-type="float" office:value="0.483597" calcext:value-type="float">
            <text:p>0.483597</text:p>
          </table:table-cell>
          <table:table-cell table:style-name="ce6" office:value-type="float" office:value="0.597876" calcext:value-type="float">
            <text:p>0.597876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6" office:value-type="float" office:value="0.054549" calcext:value-type="float">
            <text:p>0.054549</text:p>
          </table:table-cell>
          <table:table-cell table:style-name="ce6" office:value-type="float" office:value="0.079815" calcext:value-type="float">
            <text:p>0.079815</text:p>
          </table:table-cell>
          <table:table-cell table:style-name="ce6" office:value-type="float" office:value="0.122037" calcext:value-type="float">
            <text:p>0.122037</text:p>
          </table:table-cell>
          <table:table-cell table:style-name="ce6" office:value-type="float" office:value="0.252458" calcext:value-type="float">
            <text:p>0.252458</text:p>
          </table:table-cell>
          <table:table-cell table:style-name="ce6" office:value-type="float" office:value="0.512683" calcext:value-type="float">
            <text:p>0.512683</text:p>
          </table:table-cell>
          <table:table-cell table:style-name="ce6" office:value-type="float" office:value="0.53249" calcext:value-type="float">
            <text:p>0.53249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6" office:value-type="float" office:value="0.057624" calcext:value-type="float">
            <text:p>0.057624</text:p>
          </table:table-cell>
          <table:table-cell table:style-name="ce6" office:value-type="float" office:value="0.079277" calcext:value-type="float">
            <text:p>0.079277</text:p>
          </table:table-cell>
          <table:table-cell table:style-name="ce6" office:value-type="float" office:value="0.119766" calcext:value-type="float">
            <text:p>0.119766</text:p>
          </table:table-cell>
          <table:table-cell table:style-name="ce6" office:value-type="float" office:value="0.242571" calcext:value-type="float">
            <text:p>0.242571</text:p>
          </table:table-cell>
          <table:table-cell table:style-name="ce6" office:value-type="float" office:value="0.425131" calcext:value-type="float">
            <text:p>0.425131</text:p>
          </table:table-cell>
          <table:table-cell table:style-name="ce6" office:value-type="float" office:value="0.526983" calcext:value-type="float">
            <text:p>0.526983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Mean</text:p>
          </table:table-cell>
          <table:table-cell table:formula="of:=AVERAGE([.C34:.C45])" office:value-type="float" office:value="0.0589646666666667" calcext:value-type="float">
            <text:p>0.0589646667</text:p>
          </table:table-cell>
          <table:table-cell table:formula="of:=AVERAGE([.D34:.D45])" office:value-type="float" office:value="0.0776658333333333" calcext:value-type="float">
            <text:p>0.0776658333</text:p>
          </table:table-cell>
          <table:table-cell table:formula="of:=AVERAGE([.E34:.E45])" office:value-type="float" office:value="0.120163083333333" calcext:value-type="float">
            <text:p>0.1201630833</text:p>
          </table:table-cell>
          <table:table-cell table:formula="of:=AVERAGE([.F34:.F45])" office:value-type="float" office:value="0.27822025" calcext:value-type="float">
            <text:p>0.27822025</text:p>
          </table:table-cell>
          <table:table-cell table:formula="of:=AVERAGE([.G34:.G45])" office:value-type="float" office:value="0.5145295" calcext:value-type="float">
            <text:p>0.5145295</text:p>
          </table:table-cell>
          <table:table-cell table:formula="of:=AVERAGE([.H34:.H45])" office:value-type="float" office:value="0.557941" calcext:value-type="float">
            <text:p>0.55794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Standard deviation</text:p>
          </table:table-cell>
          <table:table-cell table:formula="of:=STDEV([.C34:.C46])" office:value-type="float" office:value="0.00565773730292322" calcext:value-type="float">
            <text:p>0.0056577373</text:p>
          </table:table-cell>
          <table:table-cell table:formula="of:=STDEV([.D34:.D46])" office:value-type="float" office:value="0.00837168029562896" calcext:value-type="float">
            <text:p>0.0083716803</text:p>
          </table:table-cell>
          <table:table-cell table:formula="of:=STDEV([.E34:.E46])" office:value-type="float" office:value="0.0113536202556595" calcext:value-type="float">
            <text:p>0.0113536203</text:p>
          </table:table-cell>
          <table:table-cell table:formula="of:=STDEV([.F34:.F46])" office:value-type="float" office:value="0.056508800599442" calcext:value-type="float">
            <text:p>0.0565088006</text:p>
          </table:table-cell>
          <table:table-cell table:formula="of:=STDEV([.G34:.G46])" office:value-type="float" office:value="0.0929378678262168" calcext:value-type="float">
            <text:p>0.0929378678</text:p>
          </table:table-cell>
          <table:table-cell table:formula="of:=STDEV([.H34:.H46])" office:value-type="float" office:value="0.0378267743668423" calcext:value-type="float">
            <text:p>0.037826774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7" table:number-columns-repeated="5"/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1: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41672" calcext:value-type="float">
            <text:p>0.041672</text:p>
          </table:table-cell>
          <table:table-cell table:style-name="ce5" office:value-type="float" office:value="0.06314" calcext:value-type="float">
            <text:p>0.06314</text:p>
          </table:table-cell>
          <table:table-cell table:style-name="ce5" office:value-type="float" office:value="0.123079" calcext:value-type="float">
            <text:p>0.123079</text:p>
          </table:table-cell>
          <table:table-cell table:style-name="ce5" office:value-type="float" office:value="0.478007" calcext:value-type="float">
            <text:p>0.478007</text:p>
          </table:table-cell>
          <table:table-cell table:style-name="ce5" office:value-type="float" office:value="0.716012" calcext:value-type="float">
            <text:p>0.716012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41629" calcext:value-type="float">
            <text:p>0.041629</text:p>
          </table:table-cell>
          <table:table-cell table:style-name="ce5" office:value-type="float" office:value="0.054592" calcext:value-type="float">
            <text:p>0.054592</text:p>
          </table:table-cell>
          <table:table-cell table:style-name="ce5" office:value-type="float" office:value="0.140524" calcext:value-type="float">
            <text:p>0.140524</text:p>
          </table:table-cell>
          <table:table-cell table:style-name="ce5" office:value-type="float" office:value="0.378947" calcext:value-type="float">
            <text:p>0.378947</text:p>
          </table:table-cell>
          <table:table-cell table:style-name="ce5" office:value-type="float" office:value="0.619146" calcext:value-type="float">
            <text:p>0.619146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56887" calcext:value-type="float">
            <text:p>0.056887</text:p>
          </table:table-cell>
          <table:table-cell table:style-name="ce5" office:value-type="float" office:value="0.083331" calcext:value-type="float">
            <text:p>0.083331</text:p>
          </table:table-cell>
          <table:table-cell table:style-name="ce5" office:value-type="float" office:value="0.151732" calcext:value-type="float">
            <text:p>0.151732</text:p>
          </table:table-cell>
          <table:table-cell table:style-name="ce5" office:value-type="float" office:value="0.538998" calcext:value-type="float">
            <text:p>0.538998</text:p>
          </table:table-cell>
          <table:table-cell table:style-name="ce5" office:value-type="float" office:value="0.613743" calcext:value-type="float">
            <text:p>0.613743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46581" calcext:value-type="float">
            <text:p>0.046581</text:p>
          </table:table-cell>
          <table:table-cell table:style-name="ce5" office:value-type="float" office:value="0.067816" calcext:value-type="float">
            <text:p>0.067816</text:p>
          </table:table-cell>
          <table:table-cell table:style-name="ce5" office:value-type="float" office:value="0.133229" calcext:value-type="float">
            <text:p>0.133229</text:p>
          </table:table-cell>
          <table:table-cell table:style-name="ce5" office:value-type="float" office:value="0.42459" calcext:value-type="float">
            <text:p>0.42459</text:p>
          </table:table-cell>
          <table:table-cell table:style-name="ce5" office:value-type="float" office:value="0.589308" calcext:value-type="float">
            <text:p>0.589308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57717" calcext:value-type="float">
            <text:p>0.057717</text:p>
          </table:table-cell>
          <table:table-cell table:style-name="ce5" office:value-type="float" office:value="0.081474" calcext:value-type="float">
            <text:p>0.081474</text:p>
          </table:table-cell>
          <table:table-cell table:style-name="ce5" office:value-type="float" office:value="0.13382" calcext:value-type="float">
            <text:p>0.13382</text:p>
          </table:table-cell>
          <table:table-cell table:style-name="ce5" office:value-type="float" office:value="0.453254" calcext:value-type="float">
            <text:p>0.453254</text:p>
          </table:table-cell>
          <table:table-cell table:style-name="ce5" office:value-type="float" office:value="0.686966" calcext:value-type="float">
            <text:p>0.686966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50375" calcext:value-type="float">
            <text:p>0.050375</text:p>
          </table:table-cell>
          <table:table-cell table:style-name="ce5" office:value-type="float" office:value="0.094311" calcext:value-type="float">
            <text:p>0.094311</text:p>
          </table:table-cell>
          <table:table-cell table:style-name="ce5" office:value-type="float" office:value="0.126311" calcext:value-type="float">
            <text:p>0.126311</text:p>
          </table:table-cell>
          <table:table-cell table:style-name="ce5" office:value-type="float" office:value="0.358076" calcext:value-type="float">
            <text:p>0.358076</text:p>
          </table:table-cell>
          <table:table-cell table:style-name="ce5" office:value-type="float" office:value="0.418437" calcext:value-type="float">
            <text:p>0.418437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6" office:value-type="float" office:value="0.059471" calcext:value-type="float">
            <text:p>0.059471</text:p>
          </table:table-cell>
          <table:table-cell table:style-name="ce6" office:value-type="float" office:value="0.095937" calcext:value-type="float">
            <text:p>0.095937</text:p>
          </table:table-cell>
          <table:table-cell table:style-name="ce6" office:value-type="float" office:value="0.140081" calcext:value-type="float">
            <text:p>0.140081</text:p>
          </table:table-cell>
          <table:table-cell table:style-name="ce6" office:value-type="float" office:value="0.297584" calcext:value-type="float">
            <text:p>0.297584</text:p>
          </table:table-cell>
          <table:table-cell table:style-name="ce6" office:value-type="float" office:value="0.471504" calcext:value-type="float">
            <text:p>0.471504</text:p>
          </table:table-cell>
          <table:table-cell table:style-name="ce6" office:value-type="float" office:value="0.560652" calcext:value-type="float">
            <text:p>0.56065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6" office:value-type="float" office:value="0.054925" calcext:value-type="float">
            <text:p>0.054925</text:p>
          </table:table-cell>
          <table:table-cell table:style-name="ce6" office:value-type="float" office:value="0.075516" calcext:value-type="float">
            <text:p>0.075516</text:p>
          </table:table-cell>
          <table:table-cell table:style-name="ce6" office:value-type="float" office:value="0.117233" calcext:value-type="float">
            <text:p>0.117233</text:p>
          </table:table-cell>
          <table:table-cell table:style-name="ce6" office:value-type="float" office:value="0.273351" calcext:value-type="float">
            <text:p>0.273351</text:p>
          </table:table-cell>
          <table:table-cell table:style-name="ce6" office:value-type="float" office:value="0.4832" calcext:value-type="float">
            <text:p>0.4832</text:p>
          </table:table-cell>
          <table:table-cell table:style-name="ce6" office:value-type="float" office:value="0.516092" calcext:value-type="float">
            <text:p>0.51609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6" office:value-type="float" office:value="0.052851" calcext:value-type="float">
            <text:p>0.052851</text:p>
          </table:table-cell>
          <table:table-cell table:style-name="ce6" office:value-type="float" office:value="0.085724" calcext:value-type="float">
            <text:p>0.085724</text:p>
          </table:table-cell>
          <table:table-cell table:style-name="ce6" office:value-type="float" office:value="0.116857" calcext:value-type="float">
            <text:p>0.116857</text:p>
          </table:table-cell>
          <table:table-cell table:style-name="ce6" office:value-type="float" office:value="0.237978" calcext:value-type="float">
            <text:p>0.237978</text:p>
          </table:table-cell>
          <table:table-cell table:style-name="ce6" office:value-type="float" office:value="0.379624" calcext:value-type="float">
            <text:p>0.379624</text:p>
          </table:table-cell>
          <table:table-cell table:style-name="ce6" office:value-type="float" office:value="0.456888" calcext:value-type="float">
            <text:p>0.456888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6" office:value-type="float" office:value="0.062445" calcext:value-type="float">
            <text:p>0.062445</text:p>
          </table:table-cell>
          <table:table-cell table:style-name="ce6" office:value-type="float" office:value="0.103025" calcext:value-type="float">
            <text:p>0.103025</text:p>
          </table:table-cell>
          <table:table-cell table:style-name="ce6" office:value-type="float" office:value="0.120221" calcext:value-type="float">
            <text:p>0.120221</text:p>
          </table:table-cell>
          <table:table-cell table:style-name="ce6" office:value-type="float" office:value="0.261697" calcext:value-type="float">
            <text:p>0.261697</text:p>
          </table:table-cell>
          <table:table-cell table:style-name="ce6" office:value-type="float" office:value="0.428083" calcext:value-type="float">
            <text:p>0.428083</text:p>
          </table:table-cell>
          <table:table-cell table:style-name="ce6" office:value-type="float" office:value="0.507405" calcext:value-type="float">
            <text:p>0.50740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6" office:value-type="float" office:value="0.065164" calcext:value-type="float">
            <text:p>0.065164</text:p>
          </table:table-cell>
          <table:table-cell table:style-name="ce6" office:value-type="float" office:value="0.110418" calcext:value-type="float">
            <text:p>0.110418</text:p>
          </table:table-cell>
          <table:table-cell table:style-name="ce6" office:value-type="float" office:value="0.153407" calcext:value-type="float">
            <text:p>0.153407</text:p>
          </table:table-cell>
          <table:table-cell table:style-name="ce6" office:value-type="float" office:value="0.31049" calcext:value-type="float">
            <text:p>0.31049</text:p>
          </table:table-cell>
          <table:table-cell table:style-name="ce6" office:value-type="float" office:value="0.48052" calcext:value-type="float">
            <text:p>0.48052</text:p>
          </table:table-cell>
          <table:table-cell table:style-name="ce6" office:value-type="float" office:value="0.518904" calcext:value-type="float">
            <text:p>0.51890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6" office:value-type="float" office:value="0.063765" calcext:value-type="float">
            <text:p>0.063765</text:p>
          </table:table-cell>
          <table:table-cell table:style-name="ce6" office:value-type="float" office:value="0.084436" calcext:value-type="float">
            <text:p>0.084436</text:p>
          </table:table-cell>
          <table:table-cell table:style-name="ce6" office:value-type="float" office:value="0.135668" calcext:value-type="float">
            <text:p>0.135668</text:p>
          </table:table-cell>
          <table:table-cell table:style-name="ce6" office:value-type="float" office:value="0.290537" calcext:value-type="float">
            <text:p>0.290537</text:p>
          </table:table-cell>
          <table:table-cell table:style-name="ce6" office:value-type="float" office:value="0.544563" calcext:value-type="float">
            <text:p>0.544563</text:p>
          </table:table-cell>
          <table:table-cell table:style-name="ce6" office:value-type="float" office:value="0.579775" calcext:value-type="float">
            <text:p>0.57977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Mean</text:p>
          </table:table-cell>
          <table:table-cell table:formula="of:=AVERAGE([.C49:.C60])" office:value-type="float" office:value="0.0544568333333333" calcext:value-type="float">
            <text:p>0.0544568333</text:p>
          </table:table-cell>
          <table:table-cell table:formula="of:=AVERAGE([.D49:.D60])" office:value-type="float" office:value="0.08331" calcext:value-type="float">
            <text:p>0.08331</text:p>
          </table:table-cell>
          <table:table-cell table:formula="of:=AVERAGE([.E49:.E60])" office:value-type="float" office:value="0.132680166666667" calcext:value-type="float">
            <text:p>0.1326801667</text:p>
          </table:table-cell>
          <table:table-cell table:formula="of:=AVERAGE([.F49:.F60])" office:value-type="float" office:value="0.35862575" calcext:value-type="float">
            <text:p>0.35862575</text:p>
          </table:table-cell>
          <table:table-cell table:formula="of:=AVERAGE([.G49:.G60])" office:value-type="float" office:value="0.5359255" calcext:value-type="float">
            <text:p>0.5359255</text:p>
          </table:table-cell>
          <table:table-cell table:formula="of:=AVERAGE([.H49:.H60])" office:value-type="float" office:value="0.523286" calcext:value-type="float">
            <text:p>0.523286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Standard deviation</text:p>
          </table:table-cell>
          <table:table-cell table:formula="of:=STDEV([.C49:.C61])" office:value-type="float" office:value="0.00772585335991364" calcext:value-type="float">
            <text:p>0.0077258534</text:p>
          </table:table-cell>
          <table:table-cell table:formula="of:=STDEV([.D49:.D61])" office:value-type="float" office:value="0.0156706134851192" calcext:value-type="float">
            <text:p>0.0156706135</text:p>
          </table:table-cell>
          <table:table-cell table:formula="of:=STDEV([.E49:.E61])" office:value-type="float" office:value="0.0118896548017827" calcext:value-type="float">
            <text:p>0.0118896548</text:p>
          </table:table-cell>
          <table:table-cell table:formula="of:=STDEV([.F49:.F61])" office:value-type="float" office:value="0.0923792651321397" calcext:value-type="float">
            <text:p>0.0923792651</text:p>
          </table:table-cell>
          <table:table-cell table:formula="of:=STDEV([.G49:.G61])" office:value-type="float" office:value="0.104488229618221" calcext:value-type="float">
            <text:p>0.1044882296</text:p>
          </table:table-cell>
          <table:table-cell table:formula="of:=STDEV([.H49:.H61])" office:value-type="float" office:value="0.0394104072591661" calcext:value-type="float">
            <text:p>0.0394104073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0:1</text:p>
          </table:table-cell>
          <table:table-cell office:value-type="float" office:value="1" calcext:value-type="float">
            <text:p>1</text:p>
          </table:table-cell>
          <table:table-cell office:value-type="float" office:value="0.034346" calcext:value-type="float">
            <text:p>0.034346</text:p>
          </table:table-cell>
          <table:table-cell office:value-type="float" office:value="0.067984" calcext:value-type="float">
            <text:p>0.067984</text:p>
          </table:table-cell>
          <table:table-cell office:value-type="float" office:value="0.125463" calcext:value-type="float">
            <text:p>0.125463</text:p>
          </table:table-cell>
          <table:table-cell office:value-type="float" office:value="0.235046" calcext:value-type="float">
            <text:p>0.235046</text:p>
          </table:table-cell>
          <table:table-cell office:value-type="float" office:value="0.382336" calcext:value-type="float">
            <text:p>0.382336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7324" calcext:value-type="float">
            <text:p>0.047324</text:p>
          </table:table-cell>
          <table:table-cell office:value-type="float" office:value="0.077632" calcext:value-type="float">
            <text:p>0.077632</text:p>
          </table:table-cell>
          <table:table-cell office:value-type="float" office:value="0.186612" calcext:value-type="float">
            <text:p>0.186612</text:p>
          </table:table-cell>
          <table:table-cell office:value-type="float" office:value="0.563205" calcext:value-type="float">
            <text:p>0.563205</text:p>
          </table:table-cell>
          <table:table-cell office:value-type="float" office:value="0.633716" calcext:value-type="float">
            <text:p>0.633716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1032" calcext:value-type="float">
            <text:p>0.041032</text:p>
          </table:table-cell>
          <table:table-cell office:value-type="float" office:value="0.055151" calcext:value-type="float">
            <text:p>0.055151</text:p>
          </table:table-cell>
          <table:table-cell office:value-type="float" office:value="0.176478" calcext:value-type="float">
            <text:p>0.176478</text:p>
          </table:table-cell>
          <table:table-cell office:value-type="float" office:value="0.400384" calcext:value-type="float">
            <text:p>0.400384</text:p>
          </table:table-cell>
          <table:table-cell office:value-type="float" office:value="0.806218" calcext:value-type="float">
            <text:p>0.806218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1489" calcext:value-type="float">
            <text:p>0.041489</text:p>
          </table:table-cell>
          <table:table-cell office:value-type="float" office:value="0.077924" calcext:value-type="float">
            <text:p>0.077924</text:p>
          </table:table-cell>
          <table:table-cell office:value-type="float" office:value="0.190403" calcext:value-type="float">
            <text:p>0.190403</text:p>
          </table:table-cell>
          <table:table-cell office:value-type="float" office:value="0.462537" calcext:value-type="float">
            <text:p>0.462537</text:p>
          </table:table-cell>
          <table:table-cell office:value-type="float" office:value="0.597975" calcext:value-type="float">
            <text:p>0.597975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44681" calcext:value-type="float">
            <text:p>0.044681</text:p>
          </table:table-cell>
          <table:table-cell office:value-type="float" office:value="0.13735" calcext:value-type="float">
            <text:p>0.13735</text:p>
          </table:table-cell>
          <table:table-cell office:value-type="float" office:value="0.22279" calcext:value-type="float">
            <text:p>0.22279</text:p>
          </table:table-cell>
          <table:table-cell office:value-type="float" office:value="0.681459" calcext:value-type="float">
            <text:p>0.681459</text:p>
          </table:table-cell>
          <table:table-cell office:value-type="float" office:value="0.800741" calcext:value-type="float">
            <text:p>0.800741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8135" calcext:value-type="float">
            <text:p>0.058135</text:p>
          </table:table-cell>
          <table:table-cell office:value-type="float" office:value="0.071188" calcext:value-type="float">
            <text:p>0.071188</text:p>
          </table:table-cell>
          <table:table-cell office:value-type="float" office:value="0.142788" calcext:value-type="float">
            <text:p>0.142788</text:p>
          </table:table-cell>
          <table:table-cell office:value-type="float" office:value="0.523371" calcext:value-type="float">
            <text:p>0.523371</text:p>
          </table:table-cell>
          <table:table-cell office:value-type="float" office:value="0.810415" calcext:value-type="float">
            <text:p>0.810415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61696" calcext:value-type="float">
            <text:p>0.061696</text:p>
          </table:table-cell>
          <table:table-cell office:value-type="float" office:value="0.114736" calcext:value-type="float">
            <text:p>0.114736</text:p>
          </table:table-cell>
          <table:table-cell office:value-type="float" office:value="0.182001" calcext:value-type="float">
            <text:p>0.182001</text:p>
          </table:table-cell>
          <table:table-cell office:value-type="float" office:value="0.394478" calcext:value-type="float">
            <text:p>0.394478</text:p>
          </table:table-cell>
          <table:table-cell office:value-type="float" office:value="0.585432" calcext:value-type="float">
            <text:p>0.585432</text:p>
          </table:table-cell>
          <table:table-cell office:value-type="float" office:value="0.612722" calcext:value-type="float">
            <text:p>0.61272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5068" calcext:value-type="float">
            <text:p>0.055068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204566" calcext:value-type="float">
            <text:p>0.204566</text:p>
          </table:table-cell>
          <table:table-cell office:value-type="float" office:value="0.398306" calcext:value-type="float">
            <text:p>0.398306</text:p>
          </table:table-cell>
          <table:table-cell office:value-type="float" office:value="0.457473" calcext:value-type="float">
            <text:p>0.457473</text:p>
          </table:table-cell>
          <table:table-cell office:value-type="float" office:value="0.633854" calcext:value-type="float">
            <text:p>0.6338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55328" calcext:value-type="float">
            <text:p>0.055328</text:p>
          </table:table-cell>
          <table:table-cell office:value-type="float" office:value="0.082056" calcext:value-type="float">
            <text:p>0.082056</text:p>
          </table:table-cell>
          <table:table-cell office:value-type="float" office:value="0.148927" calcext:value-type="float">
            <text:p>0.148927</text:p>
          </table:table-cell>
          <table:table-cell office:value-type="float" office:value="0.332168" calcext:value-type="float">
            <text:p>0.332168</text:p>
          </table:table-cell>
          <table:table-cell office:value-type="float" office:value="0.532963" calcext:value-type="float">
            <text:p>0.532963</text:p>
          </table:table-cell>
          <table:table-cell office:value-type="float" office:value="0.607241" calcext:value-type="float">
            <text:p>0.60724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6751" calcext:value-type="float">
            <text:p>0.056751</text:p>
          </table:table-cell>
          <table:table-cell office:value-type="float" office:value="0.08702" calcext:value-type="float">
            <text:p>0.08702</text:p>
          </table:table-cell>
          <table:table-cell office:value-type="float" office:value="0.146567" calcext:value-type="float">
            <text:p>0.146567</text:p>
          </table:table-cell>
          <table:table-cell office:value-type="float" office:value="0.266686" calcext:value-type="float">
            <text:p>0.266686</text:p>
          </table:table-cell>
          <table:table-cell office:value-type="float" office:value="0.554147" calcext:value-type="float">
            <text:p>0.554147</text:p>
          </table:table-cell>
          <table:table-cell office:value-type="float" office:value="0.638403" calcext:value-type="float">
            <text:p>0.6384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2204" calcext:value-type="float">
            <text:p>0.052204</text:p>
          </table:table-cell>
          <table:table-cell office:value-type="float" office:value="0.116459" calcext:value-type="float">
            <text:p>0.116459</text:p>
          </table:table-cell>
          <table:table-cell office:value-type="float" office:value="0.172469" calcext:value-type="float">
            <text:p>0.172469</text:p>
          </table:table-cell>
          <table:table-cell office:value-type="float" office:value="0.357303" calcext:value-type="float">
            <text:p>0.357303</text:p>
          </table:table-cell>
          <table:table-cell office:value-type="float" office:value="0.477204" calcext:value-type="float">
            <text:p>0.477204</text:p>
          </table:table-cell>
          <table:table-cell office:value-type="float" office:value="0.581915" calcext:value-type="float">
            <text:p>0.5819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55679" calcext:value-type="float">
            <text:p>0.055679</text:p>
          </table:table-cell>
          <table:table-cell office:value-type="float" office:value="0.091152" calcext:value-type="float">
            <text:p>0.091152</text:p>
          </table:table-cell>
          <table:table-cell office:value-type="float" office:value="0.135012" calcext:value-type="float">
            <text:p>0.135012</text:p>
          </table:table-cell>
          <table:table-cell office:value-type="float" office:value="0.305472" calcext:value-type="float">
            <text:p>0.305472</text:p>
          </table:table-cell>
          <table:table-cell office:value-type="float" office:value="0.48525" calcext:value-type="float">
            <text:p>0.48525</text:p>
          </table:table-cell>
          <table:table-cell office:value-type="float" office:value="0.633575" calcext:value-type="float">
            <text:p>0.63357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64:.C75])" office:value-type="float" office:value="0.0503110833333333" calcext:value-type="float">
            <text:p>0.0503110833</text:p>
          </table:table-cell>
          <table:table-cell table:formula="of:=AVERAGE([.D64:.D75])" office:value-type="float" office:value="0.0921101666666667" calcext:value-type="float">
            <text:p>0.0921101667</text:p>
          </table:table-cell>
          <table:table-cell table:formula="of:=AVERAGE([.E64:.E75])" office:value-type="float" office:value="0.169506333333333" calcext:value-type="float">
            <text:p>0.1695063333</text:p>
          </table:table-cell>
          <table:table-cell table:formula="of:=AVERAGE([.F64:.F75])" office:value-type="float" office:value="0.410034583333333" calcext:value-type="float">
            <text:p>0.4100345833</text:p>
          </table:table-cell>
          <table:table-cell table:formula="of:=AVERAGE([.G64:.G75])" office:value-type="float" office:value="0.593655833333333" calcext:value-type="float">
            <text:p>0.5936558333</text:p>
          </table:table-cell>
          <table:table-cell table:formula="of:=AVERAGE([.H64:.H75])" office:value-type="float" office:value="0.617951666666667" calcext:value-type="float">
            <text:p>0.617951666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tandard deviation</text:p>
          </table:table-cell>
          <table:table-cell table:formula="of:=STDEV([.C64:.C76])" office:value-type="float" office:value="0.00802045733794041" calcext:value-type="float">
            <text:p>0.0080204573</text:p>
          </table:table-cell>
          <table:table-cell table:formula="of:=STDEV([.D64:.D76])" office:value-type="float" office:value="0.0246143358933818" calcext:value-type="float">
            <text:p>0.0246143359</text:p>
          </table:table-cell>
          <table:table-cell table:formula="of:=STDEV([.E64:.E76])" office:value-type="float" office:value="0.0285837477841673" calcext:value-type="float">
            <text:p>0.0285837478</text:p>
          </table:table-cell>
          <table:table-cell table:formula="of:=STDEV([.F64:.F76])" office:value-type="float" office:value="0.123879550864579" calcext:value-type="float">
            <text:p>0.1238795509</text:p>
          </table:table-cell>
          <table:table-cell table:formula="of:=STDEV([.G64:.G76])" office:value-type="float" office:value="0.138594684555862" calcext:value-type="float">
            <text:p>0.1385946846</text:p>
          </table:table-cell>
          <table:table-cell table:formula="of:=STDEV([.H64:.H76])" office:value-type="float" office:value="0.0198155617437968" calcext:value-type="float">
            <text:p>0.0198155617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Gy" table:style-name="ta2">
        <table:table-column table:style-name="co4" table:default-cell-style-name="ce2"/>
        <table:table-column table:style-name="co5" table:default-cell-style-name="ce3"/>
        <table:table-column table:style-name="co3" table:number-columns-repeated="1022" table:default-cell-style-name="ce1"/>
        <table:table-row table:style-name="ro1">
          <table:table-cell table:style-name="ce1" table:number-columns-repeated="2"/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7" table:number-rows-spanned="1">
            <text:p>Volume (micrometers^3) measured on days after seeding</text:p>
          </table:table-cell>
          <table:covered-table-cell table:number-columns-repeated="6" table:style-name="ce4"/>
          <table:table-cell table:style-name="Default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Ratio (C:R)</text:p>
          </table:table-cell>
          <table:table-cell office:value-type="string" calcext:value-type="string">
            <text:p>Samp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Default"/>
          <table:table-cell table:style-name="ce6"/>
          <table:table-cell table:style-name="ce9" table:number-columns-repeated="3"/>
          <table:table-cell table:style-name="ce6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office:value-type="float" office:value="0.061702" calcext:value-type="float">
            <text:p>0.061702</text:p>
          </table:table-cell>
          <table:table-cell office:value-type="float" office:value="0.057235" calcext:value-type="float">
            <text:p>0.057235</text:p>
          </table:table-cell>
          <table:table-cell office:value-type="float" office:value="0.076523" calcext:value-type="float">
            <text:p>0.076523</text:p>
          </table:table-cell>
          <table:table-cell office:value-type="float" office:value="0.090308" calcext:value-type="float">
            <text:p>0.090308</text:p>
          </table:table-cell>
          <table:table-cell office:value-type="float" office:value="0.067247" calcext:value-type="float">
            <text:p>0.067247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65245" calcext:value-type="float">
            <text:p>0.065245</text:p>
          </table:table-cell>
          <table:table-cell office:value-type="float" office:value="0.085472" calcext:value-type="float">
            <text:p>0.085472</text:p>
          </table:table-cell>
          <table:table-cell office:value-type="float" office:value="0.081603" calcext:value-type="float">
            <text:p>0.081603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97086" calcext:value-type="float">
            <text:p>0.097086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54727" calcext:value-type="float">
            <text:p>0.054727</text:p>
          </table:table-cell>
          <table:table-cell office:value-type="float" office:value="0.096512" calcext:value-type="float">
            <text:p>0.096512</text:p>
          </table:table-cell>
          <table:table-cell office:value-type="float" office:value="0.088998" calcext:value-type="float">
            <text:p>0.088998</text:p>
          </table:table-cell>
          <table:table-cell office:value-type="float" office:value="0.069395" calcext:value-type="float">
            <text:p>0.069395</text:p>
          </table:table-cell>
          <table:table-cell office:value-type="float" office:value="0.087497" calcext:value-type="float">
            <text:p>0.087497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64935" calcext:value-type="float">
            <text:p>0.064935</text:p>
          </table:table-cell>
          <table:table-cell office:value-type="float" office:value="0.079553" calcext:value-type="float">
            <text:p>0.079553</text:p>
          </table:table-cell>
          <table:table-cell office:value-type="float" office:value="0.082536" calcext:value-type="float">
            <text:p>0.082536</text:p>
          </table:table-cell>
          <table:table-cell office:value-type="float" office:value="0.071356" calcext:value-type="float">
            <text:p>0.071356</text:p>
          </table:table-cell>
          <table:table-cell office:value-type="float" office:value="0.063672" calcext:value-type="float">
            <text:p>0.063672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2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67579" calcext:value-type="float">
            <text:p>0.067579</text:p>
          </table:table-cell>
          <table:table-cell office:value-type="float" office:value="0.061096" calcext:value-type="float">
            <text:p>0.061096</text:p>
          </table:table-cell>
          <table:table-cell office:value-type="float" office:value="0.065911" calcext:value-type="float">
            <text:p>0.065911</text:p>
          </table:table-cell>
          <table:table-cell office:value-type="float" office:value="0.039274" calcext:value-type="float">
            <text:p>0.039274</text:p>
          </table:table-cell>
          <table:table-cell office:value-type="float" office:value="0.036317" calcext:value-type="float">
            <text:p>0.036317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Default" table:number-columns-repeated="6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49993" calcext:value-type="float">
            <text:p>0.049993</text:p>
          </table:table-cell>
          <table:table-cell office:value-type="float" office:value="0.055368" calcext:value-type="float">
            <text:p>0.055368</text:p>
          </table:table-cell>
          <table:table-cell office:value-type="float" office:value="0.048643" calcext:value-type="float">
            <text:p>0.048643</text:p>
          </table:table-cell>
          <table:table-cell office:value-type="float" office:value="0.043117" calcext:value-type="float">
            <text:p>0.043117</text:p>
          </table:table-cell>
          <table:table-cell office:value-type="float" office:value="0.051331" calcext:value-type="float">
            <text:p>0.051331</text:p>
          </table:table-cell>
          <table:table-cell office:value-type="float" office:value="0.066818" calcext:value-type="float">
            <text:p>0.066818</text:p>
          </table:table-cell>
          <table:table-cell/>
          <table:table-cell table:style-name="ce6" table:number-columns-repeated="2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47587" calcext:value-type="float">
            <text:p>0.047587</text:p>
          </table:table-cell>
          <table:table-cell office:value-type="float" office:value="0.058354" calcext:value-type="float">
            <text:p>0.058354</text:p>
          </table:table-cell>
          <table:table-cell office:value-type="float" office:value="0.058312" calcext:value-type="float">
            <text:p>0.058312</text:p>
          </table:table-cell>
          <table:table-cell office:value-type="float" office:value="0.042862" calcext:value-type="float">
            <text:p>0.042862</text:p>
          </table:table-cell>
          <table:table-cell office:value-type="float" office:value="0.059845" calcext:value-type="float">
            <text:p>0.059845</text:p>
          </table:table-cell>
          <table:table-cell office:value-type="float" office:value="0.134149" calcext:value-type="float">
            <text:p>0.134149</text:p>
          </table:table-cell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56399" calcext:value-type="float">
            <text:p>0.056399</text:p>
          </table:table-cell>
          <table:table-cell office:value-type="float" office:value="0.050616" calcext:value-type="float">
            <text:p>0.050616</text:p>
          </table:table-cell>
          <table:table-cell office:value-type="float" office:value="0.052692" calcext:value-type="float">
            <text:p>0.052692</text:p>
          </table:table-cell>
          <table:table-cell office:value-type="float" office:value="0.033706" calcext:value-type="float">
            <text:p>0.033706</text:p>
          </table:table-cell>
          <table:table-cell office:value-type="float" office:value="0.071194" calcext:value-type="float">
            <text:p>0.071194</text:p>
          </table:table-cell>
          <table:table-cell office:value-type="float" office:value="0.064892" calcext:value-type="float">
            <text:p>0.064892</text:p>
          </table:table-cell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53671" calcext:value-type="float">
            <text:p>0.053671</text:p>
          </table:table-cell>
          <table:table-cell office:value-type="float" office:value="0.062904" calcext:value-type="float">
            <text:p>0.062904</text:p>
          </table:table-cell>
          <table:table-cell office:value-type="float" office:value="0.061115" calcext:value-type="float">
            <text:p>0.061115</text:p>
          </table:table-cell>
          <table:table-cell office:value-type="float" office:value="0.039196" calcext:value-type="float">
            <text:p>0.039196</text:p>
          </table:table-cell>
          <table:table-cell office:value-type="float" office:value="0.064984" calcext:value-type="float">
            <text:p>0.064984</text:p>
          </table:table-cell>
          <table:table-cell office:value-type="float" office:value="0.076309" calcext:value-type="float">
            <text:p>0.076309</text:p>
          </table:table-cell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0.054678" calcext:value-type="float">
            <text:p>0.054678</text:p>
          </table:table-cell>
          <table:table-cell office:value-type="float" office:value="0.063957" calcext:value-type="float">
            <text:p>0.063957</text:p>
          </table:table-cell>
          <table:table-cell office:value-type="float" office:value="0.057317" calcext:value-type="float">
            <text:p>0.057317</text:p>
          </table:table-cell>
          <table:table-cell office:value-type="float" office:value="0.047888" calcext:value-type="float">
            <text:p>0.047888</text:p>
          </table:table-cell>
          <table:table-cell office:value-type="float" office:value="0.084594" calcext:value-type="float">
            <text:p>0.084594</text:p>
          </table:table-cell>
          <table:table-cell office:value-type="float" office:value="0.108473" calcext:value-type="float">
            <text:p>0.108473</text:p>
          </table:table-cell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3: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52885" calcext:value-type="float">
            <text:p>0.052885</text:p>
          </table:table-cell>
          <table:table-cell table:style-name="ce5" office:value-type="float" office:value="0.078378" calcext:value-type="float">
            <text:p>0.078378</text:p>
          </table:table-cell>
          <table:table-cell table:style-name="ce5" office:value-type="float" office:value="0.089984" calcext:value-type="float">
            <text:p>0.089984</text:p>
          </table:table-cell>
          <table:table-cell table:style-name="ce5" office:value-type="float" office:value="0.069059" calcext:value-type="float">
            <text:p>0.069059</text:p>
          </table:table-cell>
          <table:table-cell table:style-name="ce5" office:value-type="float" office:value="0.118694" calcext:value-type="float">
            <text:p>0.118694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50718" calcext:value-type="float">
            <text:p>0.050718</text:p>
          </table:table-cell>
          <table:table-cell table:style-name="ce5" office:value-type="float" office:value="0.070919" calcext:value-type="float">
            <text:p>0.070919</text:p>
          </table:table-cell>
          <table:table-cell table:style-name="ce5" office:value-type="float" office:value="0.073198" calcext:value-type="float">
            <text:p>0.073198</text:p>
          </table:table-cell>
          <table:table-cell table:style-name="ce5" office:value-type="float" office:value="0.145163" calcext:value-type="float">
            <text:p>0.145163</text:p>
          </table:table-cell>
          <table:table-cell table:style-name="ce5" office:value-type="float" office:value="0.170821" calcext:value-type="float">
            <text:p>0.170821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57003" calcext:value-type="float">
            <text:p>0.057003</text:p>
          </table:table-cell>
          <table:table-cell table:style-name="ce5" office:value-type="float" office:value="0.104302" calcext:value-type="float">
            <text:p>0.104302</text:p>
          </table:table-cell>
          <table:table-cell table:style-name="ce5" office:value-type="float" office:value="0.089752" calcext:value-type="float">
            <text:p>0.089752</text:p>
          </table:table-cell>
          <table:table-cell table:style-name="ce5" office:value-type="float" office:value="0.073287" calcext:value-type="float">
            <text:p>0.073287</text:p>
          </table:table-cell>
          <table:table-cell table:style-name="ce5" office:value-type="float" office:value="0.101275" calcext:value-type="float">
            <text:p>0.101275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62917" calcext:value-type="float">
            <text:p>0.062917</text:p>
          </table:table-cell>
          <table:table-cell table:style-name="ce5" office:value-type="float" office:value="0.087632" calcext:value-type="float">
            <text:p>0.087632</text:p>
          </table:table-cell>
          <table:table-cell table:style-name="ce5" office:value-type="float" office:value="0.072868" calcext:value-type="float">
            <text:p>0.072868</text:p>
          </table:table-cell>
          <table:table-cell table:style-name="ce5" office:value-type="float" office:value="0.190041" calcext:value-type="float">
            <text:p>0.190041</text:p>
          </table:table-cell>
          <table:table-cell table:style-name="ce5" office:value-type="float" office:value="0.159742" calcext:value-type="float">
            <text:p>0.159742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60828" calcext:value-type="float">
            <text:p>0.060828</text:p>
          </table:table-cell>
          <table:table-cell table:style-name="ce5" office:value-type="float" office:value="0.133807" calcext:value-type="float">
            <text:p>0.133807</text:p>
          </table:table-cell>
          <table:table-cell table:style-name="ce5" office:value-type="float" office:value="0.09987" calcext:value-type="float">
            <text:p>0.09987</text:p>
          </table:table-cell>
          <table:table-cell table:style-name="ce5" office:value-type="float" office:value="0.127164" calcext:value-type="float">
            <text:p>0.127164</text:p>
          </table:table-cell>
          <table:table-cell table:style-name="ce5" office:value-type="float" office:value="0.201842" calcext:value-type="float">
            <text:p>0.201842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68286" calcext:value-type="float">
            <text:p>0.068286</text:p>
          </table:table-cell>
          <table:table-cell table:style-name="ce5" office:value-type="float" office:value="0.07434" calcext:value-type="float">
            <text:p>0.07434</text:p>
          </table:table-cell>
          <table:table-cell table:style-name="ce5" office:value-type="float" office:value="0.082132" calcext:value-type="float">
            <text:p>0.082132</text:p>
          </table:table-cell>
          <table:table-cell table:style-name="ce5" office:value-type="float" office:value="0.183534" calcext:value-type="float">
            <text:p>0.183534</text:p>
          </table:table-cell>
          <table:table-cell table:style-name="ce5" office:value-type="float" office:value="0.130314" calcext:value-type="float">
            <text:p>0.130314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float" office:value="0.055945" calcext:value-type="float">
            <text:p>0.055945</text:p>
          </table:table-cell>
          <table:table-cell table:style-name="ce5" office:value-type="float" office:value="0.070011" calcext:value-type="float">
            <text:p>0.070011</text:p>
          </table:table-cell>
          <table:table-cell table:style-name="ce5" office:value-type="float" office:value="0.079953" calcext:value-type="float">
            <text:p>0.079953</text:p>
          </table:table-cell>
          <table:table-cell table:style-name="ce5" office:value-type="float" office:value="0.093259" calcext:value-type="float">
            <text:p>0.093259</text:p>
          </table:table-cell>
          <table:table-cell table:style-name="ce5" office:value-type="float" office:value="0.120326" calcext:value-type="float">
            <text:p>0.120326</text:p>
          </table:table-cell>
          <table:table-cell table:style-name="ce5" office:value-type="float" office:value="0.145628" calcext:value-type="float">
            <text:p>0.145628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float" office:value="0.048453" calcext:value-type="float">
            <text:p>0.048453</text:p>
          </table:table-cell>
          <table:table-cell table:style-name="ce5" office:value-type="float" office:value="0.064257" calcext:value-type="float">
            <text:p>0.064257</text:p>
          </table:table-cell>
          <table:table-cell table:style-name="ce5" office:value-type="float" office:value="0.079637" calcext:value-type="float">
            <text:p>0.079637</text:p>
          </table:table-cell>
          <table:table-cell table:style-name="ce5" office:value-type="float" office:value="0.090952" calcext:value-type="float">
            <text:p>0.090952</text:p>
          </table:table-cell>
          <table:table-cell table:style-name="ce5" office:value-type="float" office:value="0.122584" calcext:value-type="float">
            <text:p>0.122584</text:p>
          </table:table-cell>
          <table:table-cell table:style-name="ce5" office:value-type="float" office:value="0.144148" calcext:value-type="float">
            <text:p>0.144148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5" office:value-type="float" office:value="0.059996" calcext:value-type="float">
            <text:p>0.059996</text:p>
          </table:table-cell>
          <table:table-cell table:style-name="ce5" office:value-type="float" office:value="0.077505" calcext:value-type="float">
            <text:p>0.077505</text:p>
          </table:table-cell>
          <table:table-cell table:style-name="ce5" office:value-type="float" office:value="0.072967" calcext:value-type="float">
            <text:p>0.072967</text:p>
          </table:table-cell>
          <table:table-cell table:style-name="ce5" office:value-type="float" office:value="0.097251" calcext:value-type="float">
            <text:p>0.097251</text:p>
          </table:table-cell>
          <table:table-cell table:style-name="ce5" office:value-type="float" office:value="0.110778" calcext:value-type="float">
            <text:p>0.110778</text:p>
          </table:table-cell>
          <table:table-cell table:style-name="ce5" office:value-type="float" office:value="0.136609" calcext:value-type="float">
            <text:p>0.136609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5" office:value-type="float" office:value="0.056458" calcext:value-type="float">
            <text:p>0.056458</text:p>
          </table:table-cell>
          <table:table-cell table:style-name="ce5" office:value-type="float" office:value="0.068125" calcext:value-type="float">
            <text:p>0.068125</text:p>
          </table:table-cell>
          <table:table-cell table:style-name="ce5" office:value-type="float" office:value="0.075278" calcext:value-type="float">
            <text:p>0.075278</text:p>
          </table:table-cell>
          <table:table-cell table:style-name="ce5" office:value-type="float" office:value="0.103056" calcext:value-type="float">
            <text:p>0.103056</text:p>
          </table:table-cell>
          <table:table-cell table:style-name="ce5" office:value-type="float" office:value="0.14826" calcext:value-type="float">
            <text:p>0.14826</text:p>
          </table:table-cell>
          <table:table-cell table:style-name="ce5" office:value-type="float" office:value="0.180444" calcext:value-type="float">
            <text:p>0.180444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5" office:value-type="float" office:value="0.049957" calcext:value-type="float">
            <text:p>0.049957</text:p>
          </table:table-cell>
          <table:table-cell table:style-name="ce5" office:value-type="float" office:value="0.072514" calcext:value-type="float">
            <text:p>0.072514</text:p>
          </table:table-cell>
          <table:table-cell table:style-name="ce5" office:value-type="float" office:value="0.085735" calcext:value-type="float">
            <text:p>0.085735</text:p>
          </table:table-cell>
          <table:table-cell table:style-name="ce5" office:value-type="float" office:value="0.10668" calcext:value-type="float">
            <text:p>0.10668</text:p>
          </table:table-cell>
          <table:table-cell table:style-name="ce5" office:value-type="float" office:value="0.104697" calcext:value-type="float">
            <text:p>0.104697</text:p>
          </table:table-cell>
          <table:table-cell table:style-name="ce5" office:value-type="float" office:value="0.127396" calcext:value-type="float">
            <text:p>0.127396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5" office:value-type="float" office:value="0.048705" calcext:value-type="float">
            <text:p>0.048705</text:p>
          </table:table-cell>
          <table:table-cell table:style-name="ce5" office:value-type="float" office:value="0.059889" calcext:value-type="float">
            <text:p>0.059889</text:p>
          </table:table-cell>
          <table:table-cell table:style-name="ce5" office:value-type="float" office:value="0.078615" calcext:value-type="float">
            <text:p>0.078615</text:p>
          </table:table-cell>
          <table:table-cell table:style-name="ce5" office:value-type="float" office:value="0.089405" calcext:value-type="float">
            <text:p>0.089405</text:p>
          </table:table-cell>
          <table:table-cell table:style-name="ce5" office:value-type="float" office:value="0.111821" calcext:value-type="float">
            <text:p>0.111821</text:p>
          </table:table-cell>
          <table:table-cell table:style-name="ce5" office:value-type="float" office:value="0.152067" calcext:value-type="float">
            <text:p>0.152067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7" table:number-columns-repeated="6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60705" calcext:value-type="float">
            <text:p>0.060705</text:p>
          </table:table-cell>
          <table:table-cell table:style-name="ce5" office:value-type="float" office:value="0.056025" calcext:value-type="float">
            <text:p>0.056025</text:p>
          </table:table-cell>
          <table:table-cell table:style-name="ce5" office:value-type="float" office:value="0.089863" calcext:value-type="float">
            <text:p>0.089863</text:p>
          </table:table-cell>
          <table:table-cell table:style-name="ce5" office:value-type="float" office:value="0.110849" calcext:value-type="float">
            <text:p>0.110849</text:p>
          </table:table-cell>
          <table:table-cell table:style-name="ce5" office:value-type="float" office:value="0.149927" calcext:value-type="float">
            <text:p>0.149927</text:p>
          </table:table-cell>
          <table:table-cell table:style-name="ce7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55492" calcext:value-type="float">
            <text:p>0.055492</text:p>
          </table:table-cell>
          <table:table-cell table:style-name="ce5" office:value-type="float" office:value="0.068116" calcext:value-type="float">
            <text:p>0.068116</text:p>
          </table:table-cell>
          <table:table-cell table:style-name="ce5" office:value-type="float" office:value="0.107524" calcext:value-type="float">
            <text:p>0.107524</text:p>
          </table:table-cell>
          <table:table-cell table:style-name="ce5" office:value-type="float" office:value="0.186463" calcext:value-type="float">
            <text:p>0.186463</text:p>
          </table:table-cell>
          <table:table-cell table:style-name="ce5" office:value-type="float" office:value="0.284731" calcext:value-type="float">
            <text:p>0.284731</text:p>
          </table:table-cell>
          <table:table-cell table:style-name="ce7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59465" calcext:value-type="float">
            <text:p>0.059465</text:p>
          </table:table-cell>
          <table:table-cell table:style-name="ce5" office:value-type="float" office:value="0.073965" calcext:value-type="float">
            <text:p>0.073965</text:p>
          </table:table-cell>
          <table:table-cell table:style-name="ce5" office:value-type="float" office:value="0.086463" calcext:value-type="float">
            <text:p>0.086463</text:p>
          </table:table-cell>
          <table:table-cell table:style-name="ce5" office:value-type="float" office:value="0.10347" calcext:value-type="float">
            <text:p>0.10347</text:p>
          </table:table-cell>
          <table:table-cell table:style-name="ce5" office:value-type="float" office:value="0.195988" calcext:value-type="float">
            <text:p>0.195988</text:p>
          </table:table-cell>
          <table:table-cell table:style-name="ce7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5161" calcext:value-type="float">
            <text:p>0.05161</text:p>
          </table:table-cell>
          <table:table-cell table:style-name="ce5" office:value-type="float" office:value="0.094144" calcext:value-type="float">
            <text:p>0.094144</text:p>
          </table:table-cell>
          <table:table-cell table:style-name="ce5" office:value-type="float" office:value="0.116631" calcext:value-type="float">
            <text:p>0.116631</text:p>
          </table:table-cell>
          <table:table-cell table:style-name="ce5" office:value-type="float" office:value="0.110764" calcext:value-type="float">
            <text:p>0.110764</text:p>
          </table:table-cell>
          <table:table-cell table:style-name="ce5" office:value-type="float" office:value="0.151669" calcext:value-type="float">
            <text:p>0.151669</text:p>
          </table:table-cell>
          <table:table-cell table:style-name="ce7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68648" calcext:value-type="float">
            <text:p>0.068648</text:p>
          </table:table-cell>
          <table:table-cell table:style-name="ce5" office:value-type="float" office:value="0.066096" calcext:value-type="float">
            <text:p>0.066096</text:p>
          </table:table-cell>
          <table:table-cell table:style-name="ce5" office:value-type="float" office:value="0.083781" calcext:value-type="float">
            <text:p>0.083781</text:p>
          </table:table-cell>
          <table:table-cell table:style-name="ce5" office:value-type="float" office:value="0.179445" calcext:value-type="float">
            <text:p>0.179445</text:p>
          </table:table-cell>
          <table:table-cell table:style-name="ce5" office:value-type="float" office:value="0.248953" calcext:value-type="float">
            <text:p>0.248953</text:p>
          </table:table-cell>
          <table:table-cell table:style-name="ce7"/>
          <table:table-cell/>
          <table:table-cell table:style-name="Default" table:number-columns-repeated="2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58041" calcext:value-type="float">
            <text:p>0.058041</text:p>
          </table:table-cell>
          <table:table-cell table:style-name="ce5" office:value-type="float" office:value="0.076301" calcext:value-type="float">
            <text:p>0.076301</text:p>
          </table:table-cell>
          <table:table-cell table:style-name="ce5" office:value-type="float" office:value="0.102049" calcext:value-type="float">
            <text:p>0.102049</text:p>
          </table:table-cell>
          <table:table-cell table:style-name="ce5" office:value-type="float" office:value="0.094103" calcext:value-type="float">
            <text:p>0.094103</text:p>
          </table:table-cell>
          <table:table-cell table:style-name="ce5" office:value-type="float" office:value="0.218291" calcext:value-type="float">
            <text:p>0.218291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float" office:value="0.060616" calcext:value-type="float">
            <text:p>0.060616</text:p>
          </table:table-cell>
          <table:table-cell table:style-name="ce5" office:value-type="float" office:value="0.068497" calcext:value-type="float">
            <text:p>0.068497</text:p>
          </table:table-cell>
          <table:table-cell table:style-name="ce5" office:value-type="float" office:value="0.088645" calcext:value-type="float">
            <text:p>0.088645</text:p>
          </table:table-cell>
          <table:table-cell table:style-name="ce5" office:value-type="float" office:value="0.124185" calcext:value-type="float">
            <text:p>0.124185</text:p>
          </table:table-cell>
          <table:table-cell table:style-name="ce5" office:value-type="float" office:value="0.174346" calcext:value-type="float">
            <text:p>0.174346</text:p>
          </table:table-cell>
          <table:table-cell table:style-name="ce5" office:value-type="float" office:value="0.214826" calcext:value-type="float">
            <text:p>0.214826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float" office:value="0.056554" calcext:value-type="float">
            <text:p>0.056554</text:p>
          </table:table-cell>
          <table:table-cell table:style-name="ce5" office:value-type="float" office:value="0.075056" calcext:value-type="float">
            <text:p>0.075056</text:p>
          </table:table-cell>
          <table:table-cell table:style-name="ce5" office:value-type="float" office:value="0.090386" calcext:value-type="float">
            <text:p>0.090386</text:p>
          </table:table-cell>
          <table:table-cell table:style-name="ce5" office:value-type="float" office:value="0.107589" calcext:value-type="float">
            <text:p>0.107589</text:p>
          </table:table-cell>
          <table:table-cell table:style-name="ce5" office:value-type="float" office:value="0.147566" calcext:value-type="float">
            <text:p>0.147566</text:p>
          </table:table-cell>
          <table:table-cell table:style-name="ce5" office:value-type="float" office:value="0.192664" calcext:value-type="float">
            <text:p>0.19266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5" office:value-type="float" office:value="0.053078" calcext:value-type="float">
            <text:p>0.053078</text:p>
          </table:table-cell>
          <table:table-cell table:style-name="ce5" office:value-type="float" office:value="0.073682" calcext:value-type="float">
            <text:p>0.073682</text:p>
          </table:table-cell>
          <table:table-cell table:style-name="ce5" office:value-type="float" office:value="0.082628" calcext:value-type="float">
            <text:p>0.082628</text:p>
          </table:table-cell>
          <table:table-cell table:style-name="ce5" office:value-type="float" office:value="0.100574" calcext:value-type="float">
            <text:p>0.100574</text:p>
          </table:table-cell>
          <table:table-cell table:style-name="ce5" office:value-type="float" office:value="0.150063" calcext:value-type="float">
            <text:p>0.150063</text:p>
          </table:table-cell>
          <table:table-cell table:style-name="ce5" office:value-type="float" office:value="0.182372" calcext:value-type="float">
            <text:p>0.18237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5" office:value-type="float" office:value="0.045732" calcext:value-type="float">
            <text:p>0.045732</text:p>
          </table:table-cell>
          <table:table-cell table:style-name="ce5" office:value-type="float" office:value="0.068258" calcext:value-type="float">
            <text:p>0.068258</text:p>
          </table:table-cell>
          <table:table-cell table:style-name="ce5" office:value-type="float" office:value="0.080537" calcext:value-type="float">
            <text:p>0.080537</text:p>
          </table:table-cell>
          <table:table-cell table:style-name="ce5" office:value-type="float" office:value="0.10787" calcext:value-type="float">
            <text:p>0.10787</text:p>
          </table:table-cell>
          <table:table-cell table:style-name="ce5" office:value-type="float" office:value="0.161474" calcext:value-type="float">
            <text:p>0.161474</text:p>
          </table:table-cell>
          <table:table-cell table:style-name="ce5" office:value-type="float" office:value="0.233112" calcext:value-type="float">
            <text:p>0.23311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5" office:value-type="float" office:value="0.057937" calcext:value-type="float">
            <text:p>0.057937</text:p>
          </table:table-cell>
          <table:table-cell table:style-name="ce5" office:value-type="float" office:value="0.068294" calcext:value-type="float">
            <text:p>0.068294</text:p>
          </table:table-cell>
          <table:table-cell table:style-name="ce5" office:value-type="float" office:value="0.078522" calcext:value-type="float">
            <text:p>0.078522</text:p>
          </table:table-cell>
          <table:table-cell table:style-name="ce5" office:value-type="float" office:value="0.092766" calcext:value-type="float">
            <text:p>0.092766</text:p>
          </table:table-cell>
          <table:table-cell table:style-name="ce5" office:value-type="float" office:value="0.130169" calcext:value-type="float">
            <text:p>0.130169</text:p>
          </table:table-cell>
          <table:table-cell table:style-name="ce5" office:value-type="float" office:value="0.199928" calcext:value-type="float">
            <text:p>0.199928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5" office:value-type="float" office:value="0.053974" calcext:value-type="float">
            <text:p>0.053974</text:p>
          </table:table-cell>
          <table:table-cell table:style-name="ce5" office:value-type="float" office:value="0.075816" calcext:value-type="float">
            <text:p>0.075816</text:p>
          </table:table-cell>
          <table:table-cell table:style-name="ce5" office:value-type="float" office:value="0.084923" calcext:value-type="float">
            <text:p>0.084923</text:p>
          </table:table-cell>
          <table:table-cell table:style-name="ce5" office:value-type="float" office:value="0.120262" calcext:value-type="float">
            <text:p>0.120262</text:p>
          </table:table-cell>
          <table:table-cell table:style-name="ce5" office:value-type="float" office:value="0.18054" calcext:value-type="float">
            <text:p>0.18054</text:p>
          </table:table-cell>
          <table:table-cell table:style-name="ce5" office:value-type="float" office:value="0.244935" calcext:value-type="float">
            <text:p>0.24493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7" table:number-columns-repeated="6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1: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42973" calcext:value-type="float">
            <text:p>0.042973</text:p>
          </table:table-cell>
          <table:table-cell table:style-name="ce5" office:value-type="float" office:value="0.057755" calcext:value-type="float">
            <text:p>0.057755</text:p>
          </table:table-cell>
          <table:table-cell table:style-name="ce5" office:value-type="float" office:value="0.08248" calcext:value-type="float">
            <text:p>0.08248</text:p>
          </table:table-cell>
          <table:table-cell table:style-name="ce5" office:value-type="float" office:value="0.142571" calcext:value-type="float">
            <text:p>0.142571</text:p>
          </table:table-cell>
          <table:table-cell table:style-name="ce5" office:value-type="float" office:value="0.186455" calcext:value-type="float">
            <text:p>0.186455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48749" calcext:value-type="float">
            <text:p>0.048749</text:p>
          </table:table-cell>
          <table:table-cell table:style-name="ce5" office:value-type="float" office:value="0.087183" calcext:value-type="float">
            <text:p>0.087183</text:p>
          </table:table-cell>
          <table:table-cell table:style-name="ce5" office:value-type="float" office:value="0.09243" calcext:value-type="float">
            <text:p>0.09243</text:p>
          </table:table-cell>
          <table:table-cell table:style-name="ce5" office:value-type="float" office:value="0.136004" calcext:value-type="float">
            <text:p>0.136004</text:p>
          </table:table-cell>
          <table:table-cell table:style-name="ce5" office:value-type="float" office:value="0.218925" calcext:value-type="float">
            <text:p>0.218925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46402" calcext:value-type="float">
            <text:p>0.046402</text:p>
          </table:table-cell>
          <table:table-cell table:style-name="ce5" office:value-type="float" office:value="0.070006" calcext:value-type="float">
            <text:p>0.070006</text:p>
          </table:table-cell>
          <table:table-cell table:style-name="ce5" office:value-type="float" office:value="0.129329" calcext:value-type="float">
            <text:p>0.129329</text:p>
          </table:table-cell>
          <table:table-cell table:style-name="ce5" office:value-type="float" office:value="0.179604" calcext:value-type="float">
            <text:p>0.179604</text:p>
          </table:table-cell>
          <table:table-cell table:style-name="ce5" office:value-type="float" office:value="0.301698" calcext:value-type="float">
            <text:p>0.301698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54403" calcext:value-type="float">
            <text:p>0.054403</text:p>
          </table:table-cell>
          <table:table-cell table:style-name="ce5" office:value-type="float" office:value="0.076331" calcext:value-type="float">
            <text:p>0.076331</text:p>
          </table:table-cell>
          <table:table-cell table:style-name="ce5" office:value-type="float" office:value="0.088735" calcext:value-type="float">
            <text:p>0.088735</text:p>
          </table:table-cell>
          <table:table-cell table:style-name="ce5" office:value-type="float" office:value="0.12536" calcext:value-type="float">
            <text:p>0.12536</text:p>
          </table:table-cell>
          <table:table-cell table:style-name="ce5" office:value-type="float" office:value="0.147696" calcext:value-type="float">
            <text:p>0.147696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47874" calcext:value-type="float">
            <text:p>0.047874</text:p>
          </table:table-cell>
          <table:table-cell table:style-name="ce5" office:value-type="float" office:value="0.075046" calcext:value-type="float">
            <text:p>0.075046</text:p>
          </table:table-cell>
          <table:table-cell table:style-name="ce5" office:value-type="float" office:value="0.114315" calcext:value-type="float">
            <text:p>0.114315</text:p>
          </table:table-cell>
          <table:table-cell table:style-name="ce5" office:value-type="float" office:value="0.138279" calcext:value-type="float">
            <text:p>0.138279</text:p>
          </table:table-cell>
          <table:table-cell table:style-name="ce5" office:value-type="float" office:value="0.206385" calcext:value-type="float">
            <text:p>0.206385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48913" calcext:value-type="float">
            <text:p>0.048913</text:p>
          </table:table-cell>
          <table:table-cell table:style-name="ce5" office:value-type="float" office:value="0.08011" calcext:value-type="float">
            <text:p>0.08011</text:p>
          </table:table-cell>
          <table:table-cell table:style-name="ce5" office:value-type="float" office:value="0.10361" calcext:value-type="float">
            <text:p>0.10361</text:p>
          </table:table-cell>
          <table:table-cell table:style-name="ce5" office:value-type="float" office:value="0.135171" calcext:value-type="float">
            <text:p>0.135171</text:p>
          </table:table-cell>
          <table:table-cell table:style-name="ce5" office:value-type="float" office:value="0.175583" calcext:value-type="float">
            <text:p>0.175583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float" office:value="0.051712" calcext:value-type="float">
            <text:p>0.051712</text:p>
          </table:table-cell>
          <table:table-cell table:style-name="ce5" office:value-type="float" office:value="0.097908" calcext:value-type="float">
            <text:p>0.097908</text:p>
          </table:table-cell>
          <table:table-cell table:style-name="ce5" office:value-type="float" office:value="0.100615" calcext:value-type="float">
            <text:p>0.100615</text:p>
          </table:table-cell>
          <table:table-cell table:style-name="ce5" office:value-type="float" office:value="0.154377" calcext:value-type="float">
            <text:p>0.154377</text:p>
          </table:table-cell>
          <table:table-cell table:style-name="ce5" office:value-type="float" office:value="0.214443" calcext:value-type="float">
            <text:p>0.214443</text:p>
          </table:table-cell>
          <table:table-cell table:style-name="ce5" office:value-type="float" office:value="0.284349" calcext:value-type="float">
            <text:p>0.284349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float" office:value="0.062074" calcext:value-type="float">
            <text:p>0.062074</text:p>
          </table:table-cell>
          <table:table-cell table:style-name="ce5" office:value-type="float" office:value="0.079078" calcext:value-type="float">
            <text:p>0.079078</text:p>
          </table:table-cell>
          <table:table-cell table:style-name="ce5" office:value-type="float" office:value="0.096454" calcext:value-type="float">
            <text:p>0.096454</text:p>
          </table:table-cell>
          <table:table-cell table:style-name="ce5" office:value-type="float" office:value="0.104661" calcext:value-type="float">
            <text:p>0.104661</text:p>
          </table:table-cell>
          <table:table-cell table:style-name="ce5" office:value-type="float" office:value="0.144505" calcext:value-type="float">
            <text:p>0.144505</text:p>
          </table:table-cell>
          <table:table-cell table:style-name="ce5" office:value-type="float" office:value="0.213484" calcext:value-type="float">
            <text:p>0.21348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5" office:value-type="float" office:value="0.052955" calcext:value-type="float">
            <text:p>0.052955</text:p>
          </table:table-cell>
          <table:table-cell table:style-name="ce5" office:value-type="float" office:value="0.097349" calcext:value-type="float">
            <text:p>0.097349</text:p>
          </table:table-cell>
          <table:table-cell table:style-name="ce5" office:value-type="float" office:value="0.106308" calcext:value-type="float">
            <text:p>0.106308</text:p>
          </table:table-cell>
          <table:table-cell table:style-name="ce5" office:value-type="float" office:value="0.163501" calcext:value-type="float">
            <text:p>0.163501</text:p>
          </table:table-cell>
          <table:table-cell table:style-name="ce5" office:value-type="float" office:value="0.208851" calcext:value-type="float">
            <text:p>0.208851</text:p>
          </table:table-cell>
          <table:table-cell table:style-name="ce5" office:value-type="float" office:value="0.287315" calcext:value-type="float">
            <text:p>0.28731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float" office:value="10" calcext:value-type="float">
            <text:p>10</text:p>
          </table:table-cell>
          <table:table-cell table:style-name="ce5" office:value-type="float" office:value="0.054897" calcext:value-type="float">
            <text:p>0.054897</text:p>
          </table:table-cell>
          <table:table-cell table:style-name="ce5" office:value-type="float" office:value="0.087326" calcext:value-type="float">
            <text:p>0.087326</text:p>
          </table:table-cell>
          <table:table-cell table:style-name="ce5" office:value-type="float" office:value="0.105424" calcext:value-type="float">
            <text:p>0.105424</text:p>
          </table:table-cell>
          <table:table-cell table:style-name="ce5" office:value-type="float" office:value="0.148886" calcext:value-type="float">
            <text:p>0.148886</text:p>
          </table:table-cell>
          <table:table-cell table:style-name="ce5" office:value-type="float" office:value="0.194256" calcext:value-type="float">
            <text:p>0.194256</text:p>
          </table:table-cell>
          <table:table-cell table:style-name="ce5" office:value-type="float" office:value="0.304323" calcext:value-type="float">
            <text:p>0.304323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5" office:value-type="float" office:value="0.049876" calcext:value-type="float">
            <text:p>0.049876</text:p>
          </table:table-cell>
          <table:table-cell table:style-name="ce5" office:value-type="float" office:value="0.077092" calcext:value-type="float">
            <text:p>0.077092</text:p>
          </table:table-cell>
          <table:table-cell table:style-name="ce5" office:value-type="float" office:value="0.093653" calcext:value-type="float">
            <text:p>0.093653</text:p>
          </table:table-cell>
          <table:table-cell table:style-name="ce5" office:value-type="float" office:value="0.125092" calcext:value-type="float">
            <text:p>0.125092</text:p>
          </table:table-cell>
          <table:table-cell table:style-name="ce5" office:value-type="float" office:value="0.179957" calcext:value-type="float">
            <text:p>0.179957</text:p>
          </table:table-cell>
          <table:table-cell table:style-name="ce5" office:value-type="float" office:value="0.218114" calcext:value-type="float">
            <text:p>0.21811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5" office:value-type="float" office:value="0.053041" calcext:value-type="float">
            <text:p>0.053041</text:p>
          </table:table-cell>
          <table:table-cell table:style-name="ce5" office:value-type="float" office:value="0.068916" calcext:value-type="float">
            <text:p>0.068916</text:p>
          </table:table-cell>
          <table:table-cell table:style-name="ce5" office:value-type="float" office:value="0.084187" calcext:value-type="float">
            <text:p>0.084187</text:p>
          </table:table-cell>
          <table:table-cell table:style-name="ce5" office:value-type="float" office:value="0.120452" calcext:value-type="float">
            <text:p>0.120452</text:p>
          </table:table-cell>
          <table:table-cell table:style-name="ce5" office:value-type="float" office:value="0.165928" calcext:value-type="float">
            <text:p>0.165928</text:p>
          </table:table-cell>
          <table:table-cell table:style-name="ce5" office:value-type="float" office:value="0.225039" calcext:value-type="float">
            <text:p>0.225039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0:1</text:p>
          </table:table-cell>
          <table:table-cell office:value-type="float" office:value="1" calcext:value-type="float">
            <text:p>1</text:p>
          </table:table-cell>
          <table:table-cell office:value-type="float" office:value="0.03896" calcext:value-type="float">
            <text:p>0.03896</text:p>
          </table:table-cell>
          <table:table-cell office:value-type="float" office:value="0.064375" calcext:value-type="float">
            <text:p>0.064375</text:p>
          </table:table-cell>
          <table:table-cell office:value-type="float" office:value="0.112917" calcext:value-type="float">
            <text:p>0.112917</text:p>
          </table:table-cell>
          <table:table-cell office:value-type="float" office:value="0.170993" calcext:value-type="float">
            <text:p>0.170993</text:p>
          </table:table-cell>
          <table:table-cell office:value-type="float" office:value="0.207651" calcext:value-type="float">
            <text:p>0.207651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8751" calcext:value-type="float">
            <text:p>0.048751</text:p>
          </table:table-cell>
          <table:table-cell office:value-type="float" office:value="0.065849" calcext:value-type="float">
            <text:p>0.065849</text:p>
          </table:table-cell>
          <table:table-cell office:value-type="float" office:value="0.092821" calcext:value-type="float">
            <text:p>0.092821</text:p>
          </table:table-cell>
          <table:table-cell office:value-type="float" office:value="0.133483" calcext:value-type="float">
            <text:p>0.133483</text:p>
          </table:table-cell>
          <table:table-cell office:value-type="float" office:value="0.161617" calcext:value-type="float">
            <text:p>0.161617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3793" calcext:value-type="float">
            <text:p>0.043793</text:p>
          </table:table-cell>
          <table:table-cell office:value-type="float" office:value="0.061641" calcext:value-type="float">
            <text:p>0.061641</text:p>
          </table:table-cell>
          <table:table-cell office:value-type="float" office:value="0.077928" calcext:value-type="float">
            <text:p>0.077928</text:p>
          </table:table-cell>
          <table:table-cell office:value-type="float" office:value="0.122045" calcext:value-type="float">
            <text:p>0.122045</text:p>
          </table:table-cell>
          <table:table-cell office:value-type="float" office:value="0.212769" calcext:value-type="float">
            <text:p>0.212769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7676" calcext:value-type="float">
            <text:p>0.047676</text:p>
          </table:table-cell>
          <table:table-cell office:value-type="float" office:value="0.075674" calcext:value-type="float">
            <text:p>0.075674</text:p>
          </table:table-cell>
          <table:table-cell office:value-type="float" office:value="0.124707" calcext:value-type="float">
            <text:p>0.124707</text:p>
          </table:table-cell>
          <table:table-cell office:value-type="float" office:value="0.217078" calcext:value-type="float">
            <text:p>0.217078</text:p>
          </table:table-cell>
          <table:table-cell office:value-type="float" office:value="0.309038" calcext:value-type="float">
            <text:p>0.309038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1907" calcext:value-type="float">
            <text:p>0.051907</text:p>
          </table:table-cell>
          <table:table-cell office:value-type="float" office:value="0.063495" calcext:value-type="float">
            <text:p>0.063495</text:p>
          </table:table-cell>
          <table:table-cell office:value-type="float" office:value="0.08825" calcext:value-type="float">
            <text:p>0.08825</text:p>
          </table:table-cell>
          <table:table-cell office:value-type="float" office:value="0.176342" calcext:value-type="float">
            <text:p>0.176342</text:p>
          </table:table-cell>
          <table:table-cell office:value-type="float" office:value="0.262194" calcext:value-type="float">
            <text:p>0.262194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1933" calcext:value-type="float">
            <text:p>0.051933</text:p>
          </table:table-cell>
          <table:table-cell office:value-type="float" office:value="0.074489" calcext:value-type="float">
            <text:p>0.074489</text:p>
          </table:table-cell>
          <table:table-cell office:value-type="float" office:value="0.125621" calcext:value-type="float">
            <text:p>0.125621</text:p>
          </table:table-cell>
          <table:table-cell office:value-type="float" office:value="0.171434" calcext:value-type="float">
            <text:p>0.171434</text:p>
          </table:table-cell>
          <table:table-cell office:value-type="float" office:value="0.246201" calcext:value-type="float">
            <text:p>0.246201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6693" calcext:value-type="float">
            <text:p>0.056693</text:p>
          </table:table-cell>
          <table:table-cell office:value-type="float" office:value="0.091958" calcext:value-type="float">
            <text:p>0.091958</text:p>
          </table:table-cell>
          <table:table-cell office:value-type="float" office:value="0.104788" calcext:value-type="float">
            <text:p>0.104788</text:p>
          </table:table-cell>
          <table:table-cell office:value-type="float" office:value="0.136473" calcext:value-type="float">
            <text:p>0.136473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0.23516" calcext:value-type="float">
            <text:p>0.235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1613" calcext:value-type="float">
            <text:p>0.051613</text:p>
          </table:table-cell>
          <table:table-cell office:value-type="float" office:value="0.106563" calcext:value-type="float">
            <text:p>0.106563</text:p>
          </table:table-cell>
          <table:table-cell office:value-type="float" office:value="0.103527" calcext:value-type="float">
            <text:p>0.103527</text:p>
          </table:table-cell>
          <table:table-cell office:value-type="float" office:value="0.134189" calcext:value-type="float">
            <text:p>0.134189</text:p>
          </table:table-cell>
          <table:table-cell office:value-type="float" office:value="0.197294" calcext:value-type="float">
            <text:p>0.197294</text:p>
          </table:table-cell>
          <table:table-cell office:value-type="float" office:value="0.247333" calcext:value-type="float">
            <text:p>0.247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57026" calcext:value-type="float">
            <text:p>0.057026</text:p>
          </table:table-cell>
          <table:table-cell office:value-type="float" office:value="0.081996" calcext:value-type="float">
            <text:p>0.081996</text:p>
          </table:table-cell>
          <table:table-cell office:value-type="float" office:value="0.107856" calcext:value-type="float">
            <text:p>0.107856</text:p>
          </table:table-cell>
          <table:table-cell office:value-type="float" office:value="0.14305" calcext:value-type="float">
            <text:p>0.14305</text:p>
          </table:table-cell>
          <table:table-cell office:value-type="float" office:value="0.221322" calcext:value-type="float">
            <text:p>0.221322</text:p>
          </table:table-cell>
          <table:table-cell office:value-type="float" office:value="0.287487" calcext:value-type="float">
            <text:p>0.28748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8128" calcext:value-type="float">
            <text:p>0.058128</text:p>
          </table:table-cell>
          <table:table-cell office:value-type="float" office:value="0.092114" calcext:value-type="float">
            <text:p>0.092114</text:p>
          </table:table-cell>
          <table:table-cell office:value-type="float" office:value="0.128205" calcext:value-type="float">
            <text:p>0.128205</text:p>
          </table:table-cell>
          <table:table-cell office:value-type="float" office:value="0.158355" calcext:value-type="float">
            <text:p>0.158355</text:p>
          </table:table-cell>
          <table:table-cell office:value-type="float" office:value="0.225528" calcext:value-type="float">
            <text:p>0.225528</text:p>
          </table:table-cell>
          <table:table-cell office:value-type="float" office:value="0.316166" calcext:value-type="float">
            <text:p>0.31616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6666" calcext:value-type="float">
            <text:p>0.056666</text:p>
          </table:table-cell>
          <table:table-cell office:value-type="float" office:value="0.10531" calcext:value-type="float">
            <text:p>0.10531</text:p>
          </table:table-cell>
          <table:table-cell office:value-type="float" office:value="0.14429" calcext:value-type="float">
            <text:p>0.14429</text:p>
          </table:table-cell>
          <table:table-cell office:value-type="float" office:value="0.159957" calcext:value-type="float">
            <text:p>0.159957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72888" calcext:value-type="float">
            <text:p>0.27288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62037" calcext:value-type="float">
            <text:p>0.062037</text:p>
          </table:table-cell>
          <table:table-cell office:value-type="float" office:value="0.151883" calcext:value-type="float">
            <text:p>0.151883</text:p>
          </table:table-cell>
          <table:table-cell office:value-type="float" office:value="0.128646" calcext:value-type="float">
            <text:p>0.128646</text:p>
          </table:table-cell>
          <table:table-cell office:value-type="float" office:value="0.161944" calcext:value-type="float">
            <text:p>0.161944</text:p>
          </table:table-cell>
          <table:table-cell office:value-type="float" office:value="0.206741" calcext:value-type="float">
            <text:p>0.206741</text:p>
          </table:table-cell>
          <table:table-cell office:value-type="float" office:value="0.282517" calcext:value-type="float">
            <text:p>0.282517</text:p>
          </table:table-cell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7:10:06.504715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Gy" style:display-name="PageStyle_0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Gy" style:display-name="PageStyle_6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10:36</meta:creation-date>
    <meta:initial-creator>Pavitra Kannan</meta:initial-creator>
    <dc:language>en-GB</dc:language>
    <dc:date>2017-03-21T18:24:23.347387578</dc:date>
    <meta:editing-cycles>2</meta:editing-cycles>
    <meta:editing-duration>P0D</meta:editing-duration>
    <meta:generator>LibreOffice/4.2.8.2$Linux_X86_64 LibreOffice_project/420m0$Build-2</meta:generator>
    <meta:document-statistic meta:table-count="3" meta:cell-count="867" meta:object-count="0"/>
  </office:meta>
</office:document-meta>
</file>